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rsid="001447a3" officeooo:paragraph-rsid="05f45ed3"/>
    </style:style>
    <style:style style:name="P14" style:family="paragraph" style:parent-style-name="Standard">
      <style:text-properties fo:color="#000000" officeooo:rsid="001447a3" officeooo:paragraph-rsid="05f493f9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f67015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4b895de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1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2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color="#000000" officeooo:rsid="001447a3" officeooo:paragraph-rsid="00155c34"/>
    </style:style>
    <style:style style:name="P64" style:family="paragraph" style:parent-style-name="Preformatted_20_Text">
      <style:text-properties fo:color="#000000" officeooo:rsid="001447a3" officeooo:paragraph-rsid="017bf162"/>
    </style:style>
    <style:style style:name="P65" style:family="paragraph" style:parent-style-name="Preformatted_20_Text">
      <style:text-properties fo:color="#000000" officeooo:rsid="001447a3" officeooo:paragraph-rsid="00278f20"/>
    </style:style>
    <style:style style:name="P66" style:family="paragraph" style:parent-style-name="Preformatted_20_Text">
      <style:text-properties fo:color="#000000" officeooo:rsid="001447a3" officeooo:paragraph-rsid="018422ac"/>
    </style:style>
    <style:style style:name="P67" style:family="paragraph" style:parent-style-name="Preformatted_20_Text">
      <style:text-properties fo:color="#000000" officeooo:rsid="001447a3" officeooo:paragraph-rsid="01835de1"/>
    </style:style>
    <style:style style:name="P68" style:family="paragraph" style:parent-style-name="Preformatted_20_Text">
      <style:text-properties fo:color="#000000" officeooo:rsid="001447a3" officeooo:paragraph-rsid="01a456fa"/>
    </style:style>
    <style:style style:name="P69" style:family="paragraph" style:parent-style-name="Preformatted_20_Text">
      <style:text-properties fo:color="#000000" officeooo:rsid="001447a3" officeooo:paragraph-rsid="01d43ebc"/>
    </style:style>
    <style:style style:name="P70" style:family="paragraph" style:parent-style-name="Preformatted_20_Text">
      <style:text-properties fo:color="#000000" officeooo:rsid="001447a3" officeooo:paragraph-rsid="00423e0f"/>
    </style:style>
    <style:style style:name="P71" style:family="paragraph" style:parent-style-name="Preformatted_20_Text">
      <style:text-properties fo:color="#000000" officeooo:rsid="001447a3" officeooo:paragraph-rsid="00549b3a"/>
    </style:style>
    <style:style style:name="P72" style:family="paragraph" style:parent-style-name="Preformatted_20_Text">
      <style:text-properties fo:color="#000000" officeooo:rsid="001447a3" officeooo:paragraph-rsid="00566f22"/>
    </style:style>
    <style:style style:name="P73" style:family="paragraph" style:parent-style-name="Preformatted_20_Text">
      <style:text-properties fo:color="#000000" officeooo:rsid="001447a3" officeooo:paragraph-rsid="00ab972d"/>
    </style:style>
    <style:style style:name="P74" style:family="paragraph" style:parent-style-name="Preformatted_20_Text">
      <style:text-properties fo:color="#000000" officeooo:rsid="001447a3" officeooo:paragraph-rsid="00ecd92a"/>
    </style:style>
    <style:style style:name="P75" style:family="paragraph" style:parent-style-name="Preformatted_20_Text">
      <style:text-properties fo:color="#000000" officeooo:rsid="001447a3" officeooo:paragraph-rsid="02364452"/>
    </style:style>
    <style:style style:name="P76" style:family="paragraph" style:parent-style-name="Preformatted_20_Text">
      <style:text-properties fo:color="#000000" officeooo:rsid="001447a3" officeooo:paragraph-rsid="0278cb95"/>
    </style:style>
    <style:style style:name="P77" style:family="paragraph" style:parent-style-name="Preformatted_20_Text">
      <style:text-properties fo:color="#000000" officeooo:rsid="001447a3" officeooo:paragraph-rsid="00ee13c4"/>
    </style:style>
    <style:style style:name="P78" style:family="paragraph" style:parent-style-name="Preformatted_20_Text">
      <style:text-properties fo:color="#000000" officeooo:rsid="001447a3" officeooo:paragraph-rsid="00f5b204"/>
    </style:style>
    <style:style style:name="P79" style:family="paragraph" style:parent-style-name="Preformatted_20_Text">
      <style:text-properties fo:color="#000000" officeooo:rsid="001447a3" officeooo:paragraph-rsid="0353d333"/>
    </style:style>
    <style:style style:name="P80" style:family="paragraph" style:parent-style-name="Preformatted_20_Text">
      <style:text-properties fo:color="#000000" officeooo:rsid="001447a3" officeooo:paragraph-rsid="03554925"/>
    </style:style>
    <style:style style:name="P81" style:family="paragraph" style:parent-style-name="Preformatted_20_Text">
      <style:text-properties fo:color="#000000" officeooo:rsid="001447a3" officeooo:paragraph-rsid="03565ee5"/>
    </style:style>
    <style:style style:name="P82" style:family="paragraph" style:parent-style-name="Preformatted_20_Text">
      <style:text-properties fo:color="#000000" officeooo:rsid="001447a3" officeooo:paragraph-rsid="0375d3a7"/>
    </style:style>
    <style:style style:name="P83" style:family="paragraph" style:parent-style-name="Preformatted_20_Text">
      <style:text-properties fo:color="#000000" officeooo:rsid="001447a3" officeooo:paragraph-rsid="0392df6a"/>
    </style:style>
    <style:style style:name="P84" style:family="paragraph" style:parent-style-name="Preformatted_20_Text">
      <style:text-properties fo:color="#000000" officeooo:rsid="001447a3" officeooo:paragraph-rsid="039faee1"/>
    </style:style>
    <style:style style:name="P85" style:family="paragraph" style:parent-style-name="Preformatted_20_Text">
      <style:text-properties fo:color="#000000" officeooo:rsid="001447a3" officeooo:paragraph-rsid="03a0711f"/>
    </style:style>
    <style:style style:name="P86" style:family="paragraph" style:parent-style-name="Preformatted_20_Text">
      <style:text-properties fo:color="#000000" officeooo:rsid="001447a3" officeooo:paragraph-rsid="03aaf1d3"/>
    </style:style>
    <style:style style:name="P87" style:family="paragraph" style:parent-style-name="Preformatted_20_Text">
      <style:text-properties fo:color="#000000" officeooo:rsid="001447a3" officeooo:paragraph-rsid="03ad9030"/>
    </style:style>
    <style:style style:name="P88" style:family="paragraph" style:parent-style-name="Preformatted_20_Text">
      <style:text-properties fo:color="#000000" officeooo:rsid="001447a3" officeooo:paragraph-rsid="03b81439"/>
    </style:style>
    <style:style style:name="P89" style:family="paragraph" style:parent-style-name="Preformatted_20_Text">
      <style:text-properties fo:color="#000000" officeooo:rsid="001447a3" officeooo:paragraph-rsid="03cf31f2"/>
    </style:style>
    <style:style style:name="P90" style:family="paragraph" style:parent-style-name="Preformatted_20_Text">
      <style:text-properties fo:color="#000000" officeooo:rsid="001447a3" officeooo:paragraph-rsid="03f15d63"/>
    </style:style>
    <style:style style:name="P91" style:family="paragraph" style:parent-style-name="Preformatted_20_Text">
      <style:text-properties fo:color="#000000" officeooo:rsid="001447a3" officeooo:paragraph-rsid="04174292"/>
    </style:style>
    <style:style style:name="P92" style:family="paragraph" style:parent-style-name="Preformatted_20_Text">
      <style:text-properties fo:color="#000000" officeooo:rsid="001447a3" officeooo:paragraph-rsid="046ba193"/>
    </style:style>
    <style:style style:name="P93" style:family="paragraph" style:parent-style-name="Preformatted_20_Text">
      <style:text-properties fo:color="#000000" officeooo:rsid="001447a3" officeooo:paragraph-rsid="04711f90"/>
    </style:style>
    <style:style style:name="P94" style:family="paragraph" style:parent-style-name="Preformatted_20_Text">
      <style:text-properties fo:color="#000000" officeooo:rsid="001447a3" officeooo:paragraph-rsid="049c75d3"/>
    </style:style>
    <style:style style:name="P95" style:family="paragraph" style:parent-style-name="Preformatted_20_Text">
      <style:text-properties fo:color="#000000" officeooo:rsid="001447a3" officeooo:paragraph-rsid="049fced7"/>
    </style:style>
    <style:style style:name="P96" style:family="paragraph" style:parent-style-name="Preformatted_20_Text">
      <style:text-properties fo:color="#000000" officeooo:rsid="001447a3" officeooo:paragraph-rsid="04a7984e"/>
    </style:style>
    <style:style style:name="P97" style:family="paragraph" style:parent-style-name="Preformatted_20_Text">
      <style:text-properties fo:color="#000000" officeooo:rsid="001447a3" officeooo:paragraph-rsid="04b895de"/>
    </style:style>
    <style:style style:name="P98" style:family="paragraph" style:parent-style-name="Preformatted_20_Text">
      <style:text-properties fo:color="#000000" officeooo:rsid="001447a3" officeooo:paragraph-rsid="04b96d14"/>
    </style:style>
    <style:style style:name="P99" style:family="paragraph" style:parent-style-name="Preformatted_20_Text">
      <style:text-properties fo:color="#000000" officeooo:rsid="001447a3" officeooo:paragraph-rsid="04bd5c46"/>
    </style:style>
    <style:style style:name="P100" style:family="paragraph" style:parent-style-name="Preformatted_20_Text">
      <style:text-properties fo:color="#000000" officeooo:rsid="001447a3" officeooo:paragraph-rsid="04d46832"/>
    </style:style>
    <style:style style:name="P101" style:family="paragraph" style:parent-style-name="Preformatted_20_Text">
      <style:text-properties fo:color="#000000" officeooo:rsid="001447a3" officeooo:paragraph-rsid="04df752e"/>
    </style:style>
    <style:style style:name="P102" style:family="paragraph" style:parent-style-name="Preformatted_20_Text">
      <style:text-properties fo:color="#000000" officeooo:rsid="001447a3" officeooo:paragraph-rsid="052a7404"/>
    </style:style>
    <style:style style:name="P103" style:family="paragraph" style:parent-style-name="Preformatted_20_Text">
      <style:text-properties fo:color="#000000" officeooo:rsid="001447a3" officeooo:paragraph-rsid="052d5520"/>
    </style:style>
    <style:style style:name="P104" style:family="paragraph" style:parent-style-name="Preformatted_20_Text">
      <style:text-properties fo:color="#000000" officeooo:rsid="001447a3" officeooo:paragraph-rsid="052eb08d"/>
    </style:style>
    <style:style style:name="P105" style:family="paragraph" style:parent-style-name="Preformatted_20_Text">
      <style:text-properties fo:color="#000000" officeooo:rsid="001447a3" officeooo:paragraph-rsid="05300c86"/>
    </style:style>
    <style:style style:name="P106" style:family="paragraph" style:parent-style-name="Preformatted_20_Text">
      <style:text-properties fo:color="#000000" officeooo:rsid="001447a3" officeooo:paragraph-rsid="05307b00"/>
    </style:style>
    <style:style style:name="P107" style:family="paragraph" style:parent-style-name="Preformatted_20_Text">
      <style:text-properties fo:color="#000000" officeooo:rsid="001447a3" officeooo:paragraph-rsid="0533f251"/>
    </style:style>
    <style:style style:name="P108" style:family="paragraph" style:parent-style-name="Preformatted_20_Text">
      <style:text-properties fo:color="#000000" officeooo:rsid="001447a3" officeooo:paragraph-rsid="053675b5"/>
    </style:style>
    <style:style style:name="P109" style:family="paragraph" style:parent-style-name="Preformatted_20_Text">
      <style:text-properties fo:color="#000000" officeooo:rsid="001447a3" officeooo:paragraph-rsid="053859b1"/>
    </style:style>
    <style:style style:name="P110" style:family="paragraph" style:parent-style-name="Preformatted_20_Text">
      <style:text-properties fo:color="#000000" officeooo:rsid="001447a3" officeooo:paragraph-rsid="0538c5cf"/>
    </style:style>
    <style:style style:name="P111" style:family="paragraph" style:parent-style-name="Preformatted_20_Text">
      <style:text-properties fo:color="#000000" officeooo:rsid="001447a3" officeooo:paragraph-rsid="053900f1"/>
    </style:style>
    <style:style style:name="P112" style:family="paragraph" style:parent-style-name="Preformatted_20_Text">
      <style:text-properties fo:color="#000000" officeooo:rsid="001447a3" officeooo:paragraph-rsid="0539abaf"/>
    </style:style>
    <style:style style:name="P113" style:family="paragraph" style:parent-style-name="Preformatted_20_Text">
      <style:text-properties fo:color="#000000" officeooo:rsid="001447a3" officeooo:paragraph-rsid="053c69f1"/>
    </style:style>
    <style:style style:name="P114" style:family="paragraph" style:parent-style-name="Preformatted_20_Text">
      <style:text-properties fo:color="#000000" officeooo:rsid="001447a3" officeooo:paragraph-rsid="053cb0ed"/>
    </style:style>
    <style:style style:name="P115" style:family="paragraph" style:parent-style-name="Preformatted_20_Text">
      <style:text-properties fo:color="#000000" officeooo:rsid="001447a3" officeooo:paragraph-rsid="053ed1ad"/>
    </style:style>
    <style:style style:name="P116" style:family="paragraph" style:parent-style-name="Preformatted_20_Text">
      <style:text-properties fo:color="#000000" officeooo:rsid="001447a3" officeooo:paragraph-rsid="0548946e"/>
    </style:style>
    <style:style style:name="P117" style:family="paragraph" style:parent-style-name="Preformatted_20_Text">
      <style:text-properties fo:color="#000000" officeooo:rsid="001447a3" officeooo:paragraph-rsid="05489a83"/>
    </style:style>
    <style:style style:name="P118" style:family="paragraph" style:parent-style-name="Preformatted_20_Text">
      <style:text-properties fo:color="#000000" officeooo:rsid="001447a3" officeooo:paragraph-rsid="05511862"/>
    </style:style>
    <style:style style:name="P119" style:family="paragraph" style:parent-style-name="Preformatted_20_Text">
      <style:text-properties fo:color="#000000" officeooo:rsid="001447a3" officeooo:paragraph-rsid="056321c9"/>
    </style:style>
    <style:style style:name="P120" style:family="paragraph" style:parent-style-name="Preformatted_20_Text">
      <style:text-properties fo:color="#000000" officeooo:rsid="001447a3" officeooo:paragraph-rsid="05687da9"/>
    </style:style>
    <style:style style:name="P121" style:family="paragraph" style:parent-style-name="Preformatted_20_Text">
      <style:text-properties fo:color="#000000" officeooo:rsid="001447a3" officeooo:paragraph-rsid="056af763"/>
    </style:style>
    <style:style style:name="P122" style:family="paragraph" style:parent-style-name="Preformatted_20_Text">
      <style:text-properties fo:color="#000000" officeooo:rsid="001447a3" officeooo:paragraph-rsid="056c3504"/>
    </style:style>
    <style:style style:name="P123" style:family="paragraph" style:parent-style-name="Preformatted_20_Text">
      <style:text-properties fo:color="#000000" officeooo:rsid="001447a3" officeooo:paragraph-rsid="0575830d"/>
    </style:style>
    <style:style style:name="P124" style:family="paragraph" style:parent-style-name="Preformatted_20_Text">
      <style:text-properties fo:color="#000000" officeooo:rsid="001447a3" officeooo:paragraph-rsid="057927a0"/>
    </style:style>
    <style:style style:name="P125" style:family="paragraph" style:parent-style-name="Preformatted_20_Text">
      <style:text-properties fo:color="#000000" officeooo:rsid="001447a3" officeooo:paragraph-rsid="057c716f"/>
    </style:style>
    <style:style style:name="P126" style:family="paragraph" style:parent-style-name="Preformatted_20_Text">
      <style:text-properties fo:color="#000000" officeooo:rsid="001447a3" officeooo:paragraph-rsid="058183ed"/>
    </style:style>
    <style:style style:name="P127" style:family="paragraph" style:parent-style-name="Preformatted_20_Text">
      <style:text-properties fo:color="#000000" officeooo:rsid="001447a3" officeooo:paragraph-rsid="0584e605"/>
    </style:style>
    <style:style style:name="P128" style:family="paragraph" style:parent-style-name="Preformatted_20_Text">
      <style:text-properties fo:color="#000000" officeooo:rsid="001447a3" officeooo:paragraph-rsid="058525b2"/>
    </style:style>
    <style:style style:name="P129" style:family="paragraph" style:parent-style-name="Preformatted_20_Text">
      <style:text-properties fo:color="#000000" officeooo:rsid="001447a3" officeooo:paragraph-rsid="058748f2"/>
    </style:style>
    <style:style style:name="P130" style:family="paragraph" style:parent-style-name="Preformatted_20_Text">
      <style:text-properties fo:color="#000000" officeooo:rsid="001447a3" officeooo:paragraph-rsid="0588354d"/>
    </style:style>
    <style:style style:name="P131" style:family="paragraph" style:parent-style-name="Preformatted_20_Text">
      <style:text-properties fo:color="#000000" officeooo:rsid="001447a3" officeooo:paragraph-rsid="0596f2c9"/>
    </style:style>
    <style:style style:name="P132" style:family="paragraph" style:parent-style-name="Preformatted_20_Text">
      <style:text-properties fo:color="#000000" officeooo:rsid="001447a3" officeooo:paragraph-rsid="05985076"/>
    </style:style>
    <style:style style:name="P133" style:family="paragraph" style:parent-style-name="Preformatted_20_Text">
      <style:text-properties fo:color="#000000" officeooo:rsid="001447a3" officeooo:paragraph-rsid="05988d1c"/>
    </style:style>
    <style:style style:name="P134" style:family="paragraph" style:parent-style-name="Preformatted_20_Text">
      <style:text-properties fo:color="#000000" officeooo:rsid="001447a3" officeooo:paragraph-rsid="05995d7f"/>
    </style:style>
    <style:style style:name="P135" style:family="paragraph" style:parent-style-name="Preformatted_20_Text">
      <style:text-properties fo:color="#000000" officeooo:rsid="001447a3" officeooo:paragraph-rsid="059b486d"/>
    </style:style>
    <style:style style:name="P136" style:family="paragraph" style:parent-style-name="Preformatted_20_Text">
      <style:text-properties fo:color="#000000" officeooo:rsid="001447a3" officeooo:paragraph-rsid="059b9782"/>
    </style:style>
    <style:style style:name="P137" style:family="paragraph" style:parent-style-name="Preformatted_20_Text">
      <style:text-properties fo:color="#000000" officeooo:rsid="001447a3" officeooo:paragraph-rsid="059ca369"/>
    </style:style>
    <style:style style:name="P138" style:family="paragraph" style:parent-style-name="Preformatted_20_Text">
      <style:text-properties fo:color="#000000" officeooo:rsid="001447a3" officeooo:paragraph-rsid="05ab1322"/>
    </style:style>
    <style:style style:name="P139" style:family="paragraph" style:parent-style-name="Preformatted_20_Text">
      <style:text-properties fo:color="#000000" officeooo:rsid="001447a3" officeooo:paragraph-rsid="05ac68f0"/>
    </style:style>
    <style:style style:name="P140" style:family="paragraph" style:parent-style-name="Preformatted_20_Text">
      <style:text-properties fo:color="#000000" officeooo:rsid="001447a3" officeooo:paragraph-rsid="05adbc2b"/>
    </style:style>
    <style:style style:name="P141" style:family="paragraph" style:parent-style-name="Preformatted_20_Text">
      <style:text-properties fo:color="#000000" officeooo:rsid="001447a3" officeooo:paragraph-rsid="05b57598"/>
    </style:style>
    <style:style style:name="P142" style:family="paragraph" style:parent-style-name="Preformatted_20_Text">
      <style:text-properties fo:color="#000000" officeooo:rsid="001447a3" officeooo:paragraph-rsid="05b7b8cd"/>
    </style:style>
    <style:style style:name="P143" style:family="paragraph" style:parent-style-name="Preformatted_20_Text">
      <style:text-properties fo:color="#000000" officeooo:rsid="001447a3" officeooo:paragraph-rsid="05c481c4"/>
    </style:style>
    <style:style style:name="P144" style:family="paragraph" style:parent-style-name="Preformatted_20_Text">
      <style:text-properties fo:color="#000000" officeooo:rsid="001447a3" officeooo:paragraph-rsid="05c53acb"/>
    </style:style>
    <style:style style:name="P145" style:family="paragraph" style:parent-style-name="Preformatted_20_Text">
      <style:text-properties fo:color="#000000" officeooo:rsid="001447a3" officeooo:paragraph-rsid="05c6a5c8"/>
    </style:style>
    <style:style style:name="P146" style:family="paragraph" style:parent-style-name="Preformatted_20_Text">
      <style:text-properties fo:color="#000000" officeooo:rsid="001447a3" officeooo:paragraph-rsid="05c8481c"/>
    </style:style>
    <style:style style:name="P147" style:family="paragraph" style:parent-style-name="Preformatted_20_Text">
      <style:text-properties fo:color="#000000" officeooo:rsid="001447a3" officeooo:paragraph-rsid="05c9ee70"/>
    </style:style>
    <style:style style:name="P148" style:family="paragraph" style:parent-style-name="Preformatted_20_Text">
      <style:text-properties fo:color="#000000" officeooo:rsid="001447a3" officeooo:paragraph-rsid="03948af0"/>
    </style:style>
    <style:style style:name="P149" style:family="paragraph" style:parent-style-name="Preformatted_20_Text">
      <style:text-properties fo:color="#000000" officeooo:rsid="001447a3" officeooo:paragraph-rsid="05d013fa"/>
    </style:style>
    <style:style style:name="P150" style:family="paragraph" style:parent-style-name="Preformatted_20_Text">
      <style:text-properties fo:color="#000000" officeooo:rsid="001447a3" officeooo:paragraph-rsid="05d8dd69"/>
    </style:style>
    <style:style style:name="P151" style:family="paragraph" style:parent-style-name="Preformatted_20_Text">
      <style:text-properties fo:color="#000000" officeooo:rsid="001447a3" officeooo:paragraph-rsid="05e5acfb"/>
    </style:style>
    <style:style style:name="P152" style:family="paragraph" style:parent-style-name="Preformatted_20_Text">
      <style:text-properties fo:color="#000000" officeooo:rsid="001447a3" officeooo:paragraph-rsid="05e81c7b"/>
    </style:style>
    <style:style style:name="P153" style:family="paragraph" style:parent-style-name="Preformatted_20_Text">
      <style:text-properties fo:color="#000000" officeooo:rsid="001447a3" officeooo:paragraph-rsid="05f493f9"/>
    </style:style>
    <style:style style:name="P154" style:family="paragraph" style:parent-style-name="Preformatted_20_Text">
      <style:text-properties fo:color="#000000" officeooo:rsid="001447a3" officeooo:paragraph-rsid="05f5501b"/>
    </style:style>
    <style:style style:name="P155" style:family="paragraph" style:parent-style-name="Preformatted_20_Text">
      <style:text-properties fo:color="#000000" officeooo:rsid="001447a3" officeooo:paragraph-rsid="05f67015"/>
    </style:style>
    <style:style style:name="P156" style:family="paragraph" style:parent-style-name="Preformatted_20_Text">
      <style:text-properties fo:color="#000000" officeooo:rsid="001447a3" officeooo:paragraph-rsid="05f6e886"/>
    </style:style>
    <style:style style:name="P157" style:family="paragraph" style:parent-style-name="Preformatted_20_Text">
      <style:text-properties fo:color="#000000" officeooo:paragraph-rsid="00ab972d"/>
    </style:style>
    <style:style style:name="P15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0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8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69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70" style:family="paragraph" style:parent-style-name="Preformatted_20_Text">
      <style:text-properties fo:color="#000000" officeooo:paragraph-rsid="037c541e"/>
    </style:style>
    <style:style style:name="P171" style:family="paragraph" style:parent-style-name="Preformatted_20_Text">
      <style:text-properties fo:color="#000000" officeooo:paragraph-rsid="05f45ed3"/>
    </style:style>
    <style:style style:name="P172" style:family="paragraph" style:parent-style-name="Preformatted_20_Text">
      <style:text-properties fo:color="#000000" officeooo:paragraph-rsid="05f493f9"/>
    </style:style>
    <style:style style:name="P173" style:family="paragraph" style:parent-style-name="Preformatted_20_Text">
      <style:text-properties fo:color="#800000" officeooo:rsid="001447a3" officeooo:paragraph-rsid="049040ae"/>
    </style:style>
    <style:style style:name="P174" style:family="paragraph" style:parent-style-name="Preformatted_20_Text">
      <style:text-properties fo:color="#800000" officeooo:rsid="001447a3" officeooo:paragraph-rsid="049d66ff"/>
    </style:style>
    <style:style style:name="P175" style:family="paragraph" style:parent-style-name="Preformatted_20_Text">
      <style:text-properties fo:color="#800000" officeooo:rsid="001447a3" officeooo:paragraph-rsid="049fced7"/>
    </style:style>
    <style:style style:name="P176" style:family="paragraph" style:parent-style-name="Preformatted_20_Text">
      <style:text-properties fo:color="#800000" officeooo:rsid="001447a3" officeooo:paragraph-rsid="048ad8e8"/>
    </style:style>
    <style:style style:name="P177" style:family="paragraph" style:parent-style-name="Preformatted_20_Text">
      <style:text-properties fo:color="#800000" officeooo:rsid="001447a3" officeooo:paragraph-rsid="056c3504"/>
    </style:style>
    <style:style style:name="P178" style:family="paragraph" style:parent-style-name="Preformatted_20_Text">
      <style:text-properties fo:color="#800000" officeooo:rsid="001447a3" officeooo:paragraph-rsid="0595886d"/>
    </style:style>
    <style:style style:name="P179" style:family="paragraph" style:parent-style-name="Preformatted_20_Text">
      <style:text-properties fo:color="#800000" officeooo:rsid="001447a3" officeooo:paragraph-rsid="00ab972d"/>
    </style:style>
    <style:style style:name="P180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81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82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83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84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85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86" style:family="paragraph" style:parent-style-name="Preformatted_20_Text">
      <style:text-properties fo:color="#ff3300" officeooo:rsid="001447a3" officeooo:paragraph-rsid="03dc0628"/>
    </style:style>
    <style:style style:name="P187" style:family="paragraph" style:parent-style-name="Preformatted_20_Text">
      <style:text-properties fo:color="#ff3300" officeooo:rsid="001447a3" officeooo:paragraph-rsid="03d21be6"/>
    </style:style>
    <style:style style:name="P188" style:family="paragraph" style:parent-style-name="Preformatted_20_Text">
      <style:text-properties officeooo:paragraph-rsid="058c1b88"/>
    </style:style>
    <style:style style:name="P189" style:family="paragraph" style:parent-style-name="Preformatted_20_Text">
      <style:text-properties officeooo:paragraph-rsid="05c53acb"/>
    </style:style>
    <style:style style:name="P190" style:family="paragraph" style:parent-style-name="Preformatted_20_Text">
      <style:text-properties fo:color="#800000" officeooo:rsid="049fced7" officeooo:paragraph-rsid="056af763"/>
    </style:style>
    <style:style style:name="P191" style:family="paragraph" style:parent-style-name="Preformatted_20_Text">
      <style:text-properties fo:color="#800000" officeooo:rsid="001447a3" officeooo:paragraph-rsid="02aa4a80"/>
    </style:style>
    <style:style style:name="P192" style:family="paragraph" style:parent-style-name="Preformatted_20_Text">
      <style:text-properties fo:color="#800000" officeooo:rsid="001447a3" officeooo:paragraph-rsid="05fc7f8c"/>
    </style:style>
    <style:style style:name="P193" style:family="paragraph" style:parent-style-name="Preformatted_20_Text">
      <style:text-properties fo:color="#000000" officeooo:rsid="001447a3" officeooo:paragraph-rsid="0540feb1"/>
    </style:style>
    <style:style style:name="P194" style:family="paragraph" style:parent-style-name="Preformatted_20_Text">
      <style:text-properties fo:color="#000000" officeooo:rsid="001447a3" officeooo:paragraph-rsid="02a9aa58"/>
    </style:style>
    <style:style style:name="P195" style:family="paragraph" style:parent-style-name="Preformatted_20_Text">
      <style:text-properties fo:color="#000000" officeooo:rsid="001447a3" officeooo:paragraph-rsid="05fc7f8c"/>
    </style:style>
    <style:style style:name="P196" style:family="paragraph" style:parent-style-name="Preformatted_20_Text">
      <style:text-properties fo:color="#000000" officeooo:rsid="001447a3" officeooo:paragraph-rsid="05fd82e6"/>
    </style:style>
    <style:style style:name="P197" style:family="paragraph" style:parent-style-name="Preformatted_20_Text">
      <style:text-properties fo:color="#000000" officeooo:rsid="001447a3" officeooo:paragraph-rsid="05ff4c3c"/>
    </style:style>
    <style:style style:name="P198" style:family="paragraph" style:parent-style-name="Preformatted_20_Text">
      <style:text-properties fo:color="#000000" officeooo:rsid="001447a3" officeooo:paragraph-rsid="0601f821"/>
    </style:style>
    <style:style style:name="P199" style:family="paragraph" style:parent-style-name="Preformatted_20_Text">
      <style:text-properties fo:color="#000000" officeooo:paragraph-rsid="060858ac"/>
    </style:style>
    <style:style style:name="P200" style:family="paragraph" style:parent-style-name="Preformatted_20_Text">
      <style:text-properties fo:color="#000000" officeooo:paragraph-rsid="060a0319"/>
    </style:style>
    <style:style style:name="P201" style:family="paragraph" style:parent-style-name="Preformatted_20_Text">
      <style:text-properties fo:font-variant="normal" fo:text-transform="none" fo:color="#000000" fo:letter-spacing="normal" officeooo:rsid="001447a3" officeooo:paragraph-rsid="0540feb1" style:font-name-asian="arial" style:font-size-asian="9pt" style:font-style-asian="normal" style:font-weight-asian="normal"/>
    </style:style>
    <style:style style:name="P202" style:family="paragraph" style:parent-style-name="Preformatted_20_Text">
      <style:text-properties fo:font-variant="normal" fo:text-transform="none" fo:color="#000000" fo:letter-spacing="normal" officeooo:rsid="001447a3" officeooo:paragraph-rsid="05fc7f8c" style:font-name-asian="arial" style:font-size-asian="9pt" style:font-style-asian="normal" style:font-weight-asian="normal"/>
    </style:style>
    <style:style style:name="P203" style:family="paragraph" style:parent-style-name="Preformatted_20_Text">
      <style:text-properties fo:font-variant="normal" fo:text-transform="none" fo:color="#000000" fo:letter-spacing="normal" officeooo:rsid="001447a3" officeooo:paragraph-rsid="05fd82e6" style:font-name-asian="arial" style:font-size-asian="9pt" style:font-style-asian="normal" style:font-weight-asian="normal"/>
    </style:style>
    <style:style style:name="P204" style:family="paragraph" style:parent-style-name="Preformatted_20_Text">
      <style:text-properties fo:font-variant="normal" fo:text-transform="none" fo:color="#000000" fo:letter-spacing="normal" officeooo:rsid="001447a3" officeooo:paragraph-rsid="05ff4c3c" style:font-name-asian="arial" style:font-size-asian="9pt" style:font-style-asian="normal" style:font-weight-asian="normal"/>
    </style:style>
    <style:style style:name="P205" style:family="paragraph" style:parent-style-name="Preformatted_20_Text">
      <style:text-properties fo:font-variant="normal" fo:text-transform="none" fo:color="#000000" fo:letter-spacing="normal" officeooo:rsid="001447a3" officeooo:paragraph-rsid="0601f821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3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4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f07925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7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8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6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9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0" style:family="text">
      <style:text-properties officeooo:rsid="0140777e"/>
    </style:style>
    <style:style style:name="T51" style:family="text">
      <style:text-properties officeooo:rsid="018422ac"/>
    </style:style>
    <style:style style:name="T52" style:family="text">
      <style:text-properties fo:font-size="11pt" fo:background-color="#ffff00" loext:char-shading-value="0" style:font-size-asian="11pt" style:font-size-complex="11pt"/>
    </style:style>
    <style:style style:name="T53" style:family="text">
      <style:text-properties fo:font-size="11pt" officeooo:rsid="03a7197b" fo:background-color="#ffff00" loext:char-shading-value="0" style:font-size-asian="11pt" style:font-size-complex="11pt"/>
    </style:style>
    <style:style style:name="T54" style:family="text">
      <style:text-properties fo:font-size="11pt" officeooo:rsid="05c102d4" fo:background-color="#ffff00" loext:char-shading-value="0" style:font-size-asian="11pt" style:font-size-complex="11pt"/>
    </style:style>
    <style:style style:name="T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6" style:family="text">
      <style:text-properties fo:color="#000000"/>
    </style:style>
    <style:style style:name="T57" style:family="text">
      <style:text-properties fo:color="#000000" officeooo:rsid="001447a3"/>
    </style:style>
    <style:style style:name="T58" style:family="text">
      <style:text-properties fo:color="#000000" officeooo:rsid="018422ac"/>
    </style:style>
    <style:style style:name="T59" style:family="text">
      <style:text-properties fo:color="#000000" style:font-size-asian="9pt" loext:padding="0cm" loext:border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4" style:family="text">
      <style:text-properties fo:color="#000000" officeooo:rsid="058c1b88"/>
    </style:style>
    <style:style style:name="T65" style:family="text">
      <style:text-properties fo:color="#000000" officeooo:rsid="058e0f4c"/>
    </style:style>
    <style:style style:name="T66" style:family="text">
      <style:text-properties fo:color="#000000" officeooo:rsid="057fdaf3"/>
    </style:style>
    <style:style style:name="T67" style:family="text">
      <style:text-properties fo:color="#000000" officeooo:rsid="057dfe8f"/>
    </style:style>
    <style:style style:name="T68" style:family="text">
      <style:text-properties fo:color="#000000" officeooo:rsid="05c53acb"/>
    </style:style>
    <style:style style:name="T69" style:family="text">
      <style:text-properties officeooo:rsid="031e81c2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1447a3" fo:background-color="#ffff00" loext:char-shading-value="0"/>
    </style:style>
    <style:style style:name="T72" style:family="text">
      <style:text-properties fo:color="#800000"/>
    </style:style>
    <style:style style:name="T73" style:family="text">
      <style:text-properties fo:color="#800000" officeooo:rsid="00566f22"/>
    </style:style>
    <style:style style:name="T74" style:family="text">
      <style:text-properties fo:color="#800000" officeooo:rsid="00529df8"/>
    </style:style>
    <style:style style:name="T75" style:family="text">
      <style:text-properties fo:color="#800000" officeooo:rsid="039a6d3a"/>
    </style:style>
    <style:style style:name="T76" style:family="text">
      <style:text-properties fo:color="#800000" officeooo:rsid="03dd25ed"/>
    </style:style>
    <style:style style:name="T77" style:family="text">
      <style:text-properties fo:color="#800000" officeooo:rsid="03df2774"/>
    </style:style>
    <style:style style:name="T78" style:family="text">
      <style:text-properties fo:color="#800000" officeooo:rsid="03f02653"/>
    </style:style>
    <style:style style:name="T79" style:family="text">
      <style:text-properties fo:color="#800000" officeooo:rsid="03f233e8"/>
    </style:style>
    <style:style style:name="T80" style:family="text">
      <style:text-properties fo:color="#800000" officeooo:rsid="03f6ad6d"/>
    </style:style>
    <style:style style:name="T81" style:family="text">
      <style:text-properties fo:color="#800000" officeooo:rsid="0471a7bb"/>
    </style:style>
    <style:style style:name="T82" style:family="text">
      <style:text-properties fo:color="#800000" officeooo:rsid="049040ae"/>
    </style:style>
    <style:style style:name="T83" style:family="text">
      <style:text-properties fo:color="#800000" officeooo:rsid="001447a3"/>
    </style:style>
    <style:style style:name="T84" style:family="text">
      <style:text-properties fo:color="#800000" officeooo:rsid="0498b69f"/>
    </style:style>
    <style:style style:name="T85" style:family="text">
      <style:text-properties fo:color="#800000" officeooo:rsid="04a7984e"/>
    </style:style>
    <style:style style:name="T86" style:family="text">
      <style:text-properties fo:color="#800000" officeooo:rsid="04b10365"/>
    </style:style>
    <style:style style:name="T87" style:family="text">
      <style:text-properties fo:color="#800000" officeooo:rsid="04cf212a"/>
    </style:style>
    <style:style style:name="T88" style:family="text">
      <style:text-properties fo:color="#800000" style:font-size-asian="9pt" loext:padding="0cm" loext:border="none"/>
    </style:style>
    <style:style style:name="T89" style:family="text">
      <style:text-properties fo:color="#800000" officeooo:rsid="05489a83"/>
    </style:style>
    <style:style style:name="T90" style:family="text">
      <style:text-properties fo:color="#800000" officeooo:rsid="056321c9"/>
    </style:style>
    <style:style style:name="T91" style:family="text">
      <style:text-properties fo:color="#800000" officeooo:rsid="018422ac"/>
    </style:style>
    <style:style style:name="T92" style:family="text">
      <style:text-properties fo:color="#800000" officeooo:rsid="056c3504"/>
    </style:style>
    <style:style style:name="T93" style:family="text">
      <style:text-properties fo:color="#800000" officeooo:rsid="057927a0"/>
    </style:style>
    <style:style style:name="T94" style:family="text">
      <style:text-properties fo:color="#800000" officeooo:rsid="057dfe8f"/>
    </style:style>
    <style:style style:name="T95" style:family="text">
      <style:text-properties fo:color="#800000" officeooo:rsid="058e0f4c"/>
    </style:style>
    <style:style style:name="T96" style:family="text">
      <style:text-properties fo:color="#800000" officeooo:rsid="05bafef9"/>
    </style:style>
    <style:style style:name="T97" style:family="text">
      <style:text-properties fo:color="#800000" officeooo:rsid="05bfb467"/>
    </style:style>
    <style:style style:name="T98" style:family="text">
      <style:text-properties fo:color="#800000" officeooo:rsid="04f0362f"/>
    </style:style>
    <style:style style:name="T99" style:family="text">
      <style:text-properties fo:color="#800000" style:font-name="Source Code Pro" fo:font-size="11.3000001907349pt" fo:font-weight="bold"/>
    </style:style>
    <style:style style:name="T100" style:family="text">
      <style:text-properties fo:color="#800000" style:font-name="Source Code Pro" fo:font-size="11.3000001907349pt" fo:font-weight="bold" officeooo:rsid="001447a3"/>
    </style:style>
    <style:style style:name="T101" style:family="text">
      <style:text-properties fo:color="#800000" style:font-name="Source Code Pro" fo:font-size="11.3000001907349pt" fo:font-weight="bold" officeooo:rsid="05f45ed3"/>
    </style:style>
    <style:style style:name="T102" style:family="text">
      <style:text-properties fo:color="#800000" style:font-name="Source Code Pro" fo:font-size="11.3000001907349pt" fo:font-weight="bold" officeooo:rsid="05f45ed3" fo:background-color="#e4e4ff" loext:char-shading-value="0"/>
    </style:style>
    <style:style style:name="T103" style:family="text">
      <style:text-properties fo:color="#800000" style:font-name="Source Code Pro" fo:font-size="11.3000001907349pt" fo:font-weight="bold" officeooo:rsid="060858ac"/>
    </style:style>
    <style:style style:name="T104" style:family="text">
      <style:text-properties fo:color="#800000" officeooo:rsid="05f493f9"/>
    </style:style>
    <style:style style:name="T105" style:family="text">
      <style:text-properties fo:color="#800000" officeooo:rsid="05f5501b"/>
    </style:style>
    <style:style style:name="T106" style:family="text">
      <style:text-properties fo:color="#800000" officeooo:rsid="05f67015"/>
    </style:style>
    <style:style style:name="T107" style:family="text">
      <style:text-properties fo:color="#800000" officeooo:rsid="05f6e886"/>
    </style:style>
    <style:style style:name="T108" style:family="text">
      <style:text-properties fo:color="#800000" officeooo:rsid="05fc7f8c"/>
    </style:style>
    <style:style style:name="T109" style:family="text">
      <style:text-properties fo:color="#ff3300"/>
    </style:style>
    <style:style style:name="T110" style:family="text">
      <style:text-properties fo:color="#ff3300" officeooo:rsid="05f6e886"/>
    </style:style>
    <style:style style:name="T111" style:family="text">
      <style:text-properties officeooo:rsid="04c7143d"/>
    </style:style>
    <style:style style:name="T112" style:family="text">
      <style:text-properties style:font-size-asian="9pt" loext:padding="0cm" loext:border="none"/>
    </style:style>
    <style:style style:name="T113" style:family="text">
      <style:text-properties officeooo:rsid="05662991"/>
    </style:style>
    <style:style style:name="T114" style:family="text">
      <style:text-properties officeooo:rsid="0575830d"/>
    </style:style>
    <style:style style:name="T115" style:family="text">
      <style:text-properties officeooo:rsid="0578f76b"/>
    </style:style>
    <style:style style:name="T116" style:family="text">
      <style:text-properties officeooo:rsid="057927a0"/>
    </style:style>
    <style:style style:name="T117" style:family="text">
      <style:text-properties officeooo:rsid="057c716f"/>
    </style:style>
    <style:style style:name="T118" style:family="text">
      <style:text-properties officeooo:rsid="058748f2"/>
    </style:style>
    <style:style style:name="T119" style:family="text">
      <style:text-properties officeooo:rsid="058e0f4c"/>
    </style:style>
    <style:style style:name="T120" style:family="text">
      <style:text-properties officeooo:rsid="058eeccc"/>
    </style:style>
    <style:style style:name="T121" style:family="text">
      <style:text-properties officeooo:rsid="059e498e"/>
    </style:style>
    <style:style style:name="T122" style:family="text">
      <style:text-properties officeooo:rsid="05a3bdd7"/>
    </style:style>
    <style:style style:name="T123" style:family="text">
      <style:text-properties officeooo:rsid="05ab1322"/>
    </style:style>
    <style:style style:name="T124" style:family="text">
      <style:text-properties officeooo:rsid="05bfb467"/>
    </style:style>
    <style:style style:name="T125" style:family="text">
      <style:text-properties style:text-underline-style="solid" style:text-underline-type="double" style:text-underline-width="auto" style:text-underline-color="font-color"/>
    </style:style>
    <style:style style:name="T126" style:family="text">
      <style:text-properties officeooo:rsid="05c53acb"/>
    </style:style>
    <style:style style:name="T127" style:family="text">
      <style:text-properties officeooo:rsid="05c6a5c8"/>
    </style:style>
    <style:style style:name="T128" style:family="text">
      <style:text-properties officeooo:rsid="05f45ed3"/>
    </style:style>
    <style:style style:name="T129" style:family="text">
      <style:text-properties fo:color="#008000" style:font-name="Source Code Pro" fo:font-size="11.3000001907349pt" fo:font-weight="bold"/>
    </style:style>
    <style:style style:name="T130" style:family="text">
      <style:text-properties officeooo:rsid="05f67015"/>
    </style:style>
    <style:style style:name="T131" style:family="text">
      <style:text-properties officeooo:rsid="05f6e886"/>
    </style:style>
    <style:style style:name="T132" style:family="text">
      <style:text-properties officeooo:rsid="06114a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作者:唐海湘</text:p>
      <text:p text:style-name="P63"/>
      <text:p text:style-name="P171"><text:span text:style-name="T1">模块名:公司补助管理(</text:span><text:span text:style-name="T129">assistance</text:span><text:span text:style-name="T128">)</text:span></text:p>
      <text:p text:style-name="P64"><text:tab/>导航下拉名_1:设置</text:p>
      <text:p text:style-name="P64"><text:tab/><text:tab/><text:span text:style-name="T70">导航名_1:</text:span><text:bookmark-start text:name="__DdeLink__2727_1901668138"/><text:span text:style-name="T70">补助方案</text:span><text:bookmark-end text:name="__DdeLink__2727_1901668138"/><text:span text:style-name="T70"> </text:span></text:p>
      <text:p text:style-name="P171"><text:span text:style-name="T1"><text:tab/><text:tab/><text:tab/></text:span><text:span text:style-name="T83">功能名字_1:列表 <text:s/>功能类型:网格 (有网格) <text:s text:c="2"/></text:span><text:span text:style-name="T100">assistanceplan</text:span><text:bookmark-start text:name="__DdeLink__2730_1901668138"/><text:span text:style-name="T100">/</text:span><text:span text:style-name="T101">v1/</text:span><text:bookmark-end text:name="__DdeLink__2730_1901668138"/><text:span text:style-name="T101">listAssistancePlan</text:span></text:p>
      <text:p text:style-name="P148"><text:span text:style-name="T72"><text:tab/><text:tab/><text:tab/><text:tab/></text:span>有一个隐藏id</text:p>
      <text:p text:style-name="P149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3"><text:tab/><text:tab/><text:tab/><text:tab/>字段名称_1:<text:bookmark-start text:name="__DdeLink__19590_1441382339"/>补助类型名称<text:bookmark-end text:name="__DdeLink__19590_1441382339"/></text:p>
      <text:p text:style-name="P63"><text:tab/><text:tab/><text:tab/><text:tab/>字段名称_2:补助目的</text:p>
      <text:p text:style-name="P65"><text:tab/><text:tab/><text:tab/><text:tab/>字段名称_3:补助对象</text:p>
      <text:p text:style-name="P65"><text:tab/><text:tab/><text:tab/><text:tab/>字段名称_4:补助开始时间</text:p>
      <text:p text:style-name="P65"><text:tab/><text:tab/><text:tab/><text:tab/>字段名称_5:补助结束时间</text:p>
      <text:p text:style-name="P63"><text:tab/><text:tab/><text:tab/><text:tab/>字段名称_6:补助条件</text:p>
      <text:p text:style-name="P63"><text:tab/><text:tab/><text:tab/><text:tab/>字段名称_7:条件依据明细</text:p>
      <text:p text:style-name="P79"><text:tab/><text:tab/><text:tab/><text:tab/>字段名称_8:数据来源</text:p>
      <text:p text:style-name="P79"><text:tab/><text:tab/><text:tab/><text:tab/>字段名称_9:补助内容</text:p>
      <text:p text:style-name="P79"><text:tab/><text:tab/><text:tab/><text:tab/>字段名称_10:内容明细 </text:p>
      <text:p text:style-name="P80"><text:tab/><text:tab/><text:tab/><text:tab/>字段名称_11:补助发放形式</text:p>
      <text:p text:style-name="P81"><text:tab/><text:tab/><text:tab/><text:tab/>字段名称_<text:span text:style-name="T50">12:</text:span><text:span text:style-name="T6">补助发放时间</text:span></text:p>
      <text:p text:style-name="P102"><text:tab/><text:tab/><text:tab/><text:tab/>字段名称_<text:span text:style-name="T51">1</text:span>3:综合资源部福利模块意见</text:p>
      <text:p text:style-name="P102"><text:tab/><text:tab/><text:tab/><text:tab/>字段名称_<text:span text:style-name="T51">1</text:span>4:运营财务部意见</text:p>
      <text:p text:style-name="P66"><text:tab/><text:tab/><text:tab/><text:tab/>字段名称_<text:span text:style-name="T51">1</text:span>5:总经办意见</text:p>
      <text:p text:style-name="P66"><text:tab/><text:tab/><text:tab/><text:tab/>字段名称_<text:span text:style-name="T51">1</text:span>6:备注</text:p>
      <text:p text:style-name="P66"><text:tab/><text:tab/><text:tab/><text:tab/></text:p>
      <text:p text:style-name="P67"/>
      <text:p text:style-name="P67"/>
      <text:p text:style-name="P171"><text:span text:style-name="T1"><text:tab/><text:tab/><text:tab/></text:span><text:span text:style-name="T83">功能名称_2:添加 功能类型:添加 <text:s text:c="4"/></text:span><text:bookmark-start text:name="__DdeLink__2736_1901668138"/><text:span text:style-name="T100">assistanceplan</text:span><text:bookmark-end text:name="__DdeLink__2736_1901668138"/><text:bookmark-start text:name="__DdeLink__2733_1901668138"/><text:span text:style-name="T100">/</text:span><text:span text:style-name="T101">v1/add</text:span><text:bookmark-end text:name="__DdeLink__2733_1901668138"/><text:bookmark-start text:name="__DdeLink__14141_1441382339"/></text:p>
      <text:p text:style-name="P42"><text:tab/><text:tab/><text:tab/><text:tab/>字段名称_1:补助类型名称<text:tab/><text:tab/>标签类型:手填下拉框（电脑补助/高温补助/工龄补助/住宿补助） 必填</text:p>
      <text:p text:style-name="P114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13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3"><text:tab/><text:tab/><text:tab/><text:tab/>字段名称_4:<text:bookmark-start text:name="__DdeLink__19596_1441382339"/><text:bookmark-start text:name="__DdeLink__19598_1441382339"/>补助开始时间<text:bookmark-end text:name="__DdeLink__19598_1441382339"/><text:tab/><text:tab/> 标签类型:日期框<text:span text:style-name="T69">(年月日)</text:span><text:span text:style-name="T2"> 必填</text:span></text:p>
      <text:p text:style-name="P103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69">(年月日)</text:span><text:span text:style-name="T2"> 必填</text:span></text:p>
      <text:p text:style-name="P112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11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10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9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8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7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4"><text:tab/><text:tab/><text:tab/><text:tab/>字段名称_<text:span text:style-name="T50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4"><text:tab/><text:tab/><text:tab/><text:tab/>字段名称_<text:span text:style-name="T51">1</text:span>3:<text:bookmark-start text:name="__DdeLink__19616_1441382339"/>综合资源部福利模块意见<text:bookmark-end text:name="__DdeLink__19616_1441382339"/> <text:s text:c="2"/>标签类型:文本框 <text:s/><text:span text:style-name="T2"><text:s/>非必填 </text:span></text:p>
      <text:p text:style-name="P104"><text:tab/><text:tab/><text:tab/><text:tab/>字段名称_<text:span text:style-name="T51">1</text:span>4:<text:bookmark-start text:name="__DdeLink__19618_1441382339"/>运营财务部意见<text:bookmark-end text:name="__DdeLink__19618_1441382339"/><text:tab/><text:tab/><text:tab/> <text:s/>标签类型:文本框 <text:s/><text:span text:style-name="T2"><text:s/>非必填 </text:span></text:p>
      <text:p text:style-name="P105"><text:tab/><text:tab/><text:tab/><text:tab/>字段名称_<text:span text:style-name="T51">1</text:span>5:<text:bookmark-start text:name="__DdeLink__19620_1441382339"/>总经办意见<text:bookmark-end text:name="__DdeLink__19620_1441382339"/><text:tab/><text:tab/><text:tab/><text:tab/>标签类型:文本框 <text:s/><text:span text:style-name="T2"><text:s/>非必填 </text:span></text:p>
      <text:p text:style-name="P106"><text:span text:style-name="T2"><text:tab/><text:tab/><text:tab/><text:tab/>字段名称_</text:span><text:span text:style-name="T5">1</text:span><text:span text:style-name="T2">6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3"/>
      <text:p text:style-name="P46"><text:bookmark-end text:name="__DdeLink__14141_1441382339"/></text:p>
      <text:p text:style-name="P45"><text:tab/><text:tab/><text:tab/><text:tab/></text:p>
      <text:p text:style-name="P45"><text:tab/><text:tab/><text:tab/><text:tab/></text:p>
      <text:p text:style-name="P68"/>
      <text:p text:style-name="P63"><text:tab/></text:p>
      <text:p text:style-name="P13"><text:tab/><text:tab/><text:tab/><text:span text:style-name="T72">功能名称_3:编辑 功能</text:span>类型:编辑 <text:s text:c="6"/><text:bookmark-start text:name="__DdeLink__2738_1901668138"/><text:bookmark-start text:name="__DdeLink__2743_1901668138"/><text:span text:style-name="T99">assistanceplan</text:span><text:bookmark-end text:name="__DdeLink__2738_1901668138"/><text:span text:style-name="T99">/</text:span><text:span text:style-name="T101">v1/edit</text:span><text:bookmark-end text:name="__DdeLink__2743_1901668138"/></text:p>
      <text:p text:style-name="P69"><text:soft-page-break/><text:tab/><text:tab/><text:tab/><text:tab/>有一个隐藏id</text:p>
      <text:p text:style-name="P115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5"><text:tab/><text:tab/><text:tab/><text:tab/>字段名称_2:补助目的<text:tab/><text:tab/><text:tab/>标签类型:文本框 <text:s/><text:span text:style-name="T2"><text:s/>非必填</text:span></text:p>
      <text:p text:style-name="P115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5"><text:tab/><text:tab/><text:tab/><text:tab/>字段名称_4:补助开始时间<text:tab/><text:tab/> 标签类型:日期框<text:span text:style-name="T69">(年月日)</text:span><text:span text:style-name="T2"> 必填</text:span></text:p>
      <text:p text:style-name="P115"><text:tab/><text:tab/><text:tab/><text:tab/>字段名称_5:补助结束时间<text:tab/><text:tab/> 标签类型:日期框<text:span text:style-name="T69">(年月日)</text:span><text:span text:style-name="T2"> 必填</text:span></text:p>
      <text:p text:style-name="P115"><text:tab/><text:tab/><text:tab/><text:tab/>字段名称_6:补助条件<text:tab/><text:tab/><text:tab/><text:tab/><text:tab/> 标签类型:文本框 <text:s/><text:span text:style-name="T2"><text:s/>非必填</text:span></text:p>
      <text:p text:style-name="P115"><text:tab/><text:tab/><text:tab/><text:tab/>字段名称_7:条件依据明细<text:tab/><text:tab/><text:tab/><text:tab/> 标签类型:文本框 <text:s/><text:span text:style-name="T2"><text:s/>非必填</text:span></text:p>
      <text:p text:style-name="P115"><text:tab/><text:tab/><text:tab/><text:tab/>字段名称_8:数据来源<text:tab/><text:tab/><text:tab/><text:tab/><text:tab/> 标签类型:文本框 <text:s/><text:span text:style-name="T2"><text:s/>非必填</text:span></text:p>
      <text:p text:style-name="P115"><text:tab/><text:tab/><text:tab/><text:tab/>字段名称_9:补助内容<text:tab/><text:tab/><text:tab/><text:tab/><text:tab/> 标签类型:文本框 <text:s/><text:span text:style-name="T2"><text:s/>非必填</text:span></text:p>
      <text:p text:style-name="P115"><text:tab/><text:tab/><text:tab/><text:tab/>字段名称_10:内容明细 <text:tab/><text:tab/><text:tab/><text:tab/> 标签类型:文本框 <text:s/><text:span text:style-name="T2"><text:s/>非必填</text:span></text:p>
      <text:p text:style-name="P115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5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5"><text:tab/><text:tab/><text:tab/><text:tab/>字段名称_<text:span text:style-name="T51">1</text:span>3:综合资源部福利模块意见 <text:s text:c="2"/>标签类型:文本框 <text:s/><text:span text:style-name="T2"><text:s/>非必填 </text:span></text:p>
      <text:p text:style-name="P115"><text:tab/><text:tab/><text:tab/><text:tab/>字段名称_<text:span text:style-name="T51">1</text:span>4:运营财务部意见<text:tab/><text:tab/><text:tab/> <text:s/>标签类型:文本框 <text:s/><text:span text:style-name="T2"><text:s/>非必填 </text:span></text:p>
      <text:p text:style-name="P115"><text:tab/><text:tab/><text:tab/><text:tab/>字段名称_<text:span text:style-name="T51">1</text:span>5:总经办意见<text:tab/><text:tab/><text:tab/><text:tab/>标签类型:文本框 <text:s/><text:span text:style-name="T2"><text:s/>非必填 </text:span></text:p>
      <text:p text:style-name="P115"><text:span text:style-name="T2"><text:tab/><text:tab/><text:tab/><text:tab/>字段名称_</text:span><text:span text:style-name="T5">1</text:span><text:span text:style-name="T2">6:备注<text:tab/><text:tab/><text:tab/><text:tab/><text:tab/> <text:s text:c="2"/>标签类型:文本框 <text:s text:c="2"/>非必填 </text:span></text:p>
      <text:p text:style-name="P92"><text:tab/><text:tab/><text:tab/></text:p>
      <text:p text:style-name="P21"><text:tab/><text:tab/><text:tab/><text:tab/></text:p>
      <text:p text:style-name="P70"/>
      <text:p text:style-name="P171"><text:span text:style-name="T1"><text:tab/><text:tab/><text:tab/></text:span><text:span text:style-name="T83">功能名称_</text:span><text:span text:style-name="T74">4</text:span><text:span text:style-name="T83">:删除 功能类型:</text:span><text:span text:style-name="T1"> 删除 <text:s text:c="3"/></text:span><text:span text:style-name="T100">assistanceplan /</text:span><text:span text:style-name="T129">v1/delete/{id}</text:span></text:p>
      <text:p text:style-name="P71"><text:tab/><text:tab/><text:tab/><text:tab/>温馨提示：确定删除这条数据么？</text:p>
      <text:p text:style-name="P71"><text:tab/><text:tab/><text:tab/><text:tab/><text:tab/> </text:p>
      <text:p text:style-name="P200"><text:span text:style-name="T1"><text:tab/><text:tab/><text:tab/></text:span><text:span text:style-name="T83">功能名称_</text:span><text:span text:style-name="T73">5</text:span><text:span text:style-name="T83">:</text:span><text:span text:style-name="T1">综合资源部</text:span><text:span text:style-name="T83">审核 功能类型: <text:s/></text:span><text:bookmark-start text:name="__DdeLink__2738_19016681381"/><text:span text:style-name="T100">assistanceplan</text:span><text:bookmark-end text:name="__DdeLink__2738_19016681381"/><text:span text:style-name="T100">/</text:span><text:span text:style-name="T101">v1/</text:span><text:span text:style-name="T102">resource</text:span></text:p>
      <text:p text:style-name="P200"><text:span text:style-name="T102">/</text:span><text:span text:style-name="T101">audit</text:span></text:p>
      <text:p text:style-name="P194"><text:tab/><text:tab/><text:tab/><text:tab/>隐藏id</text:p>
      <text:p text:style-name="P205"><text:tab/><text:tab/><text:tab/><text:tab/>字段名称_<text:span text:style-name="T132">1</text:span>:<text:bookmark-start text:name="__DdeLink__20801_588503124"/>综合资源部福利模块<text:bookmark-end text:name="__DdeLink__20801_588503124"/>意见 <text:s text:c="2"/>标签类型:文本框 <text:s text:c="2"/>非必填 <text:tab/><text:tab/></text:p>
      <text:p text:style-name="P191"/>
      <text:p text:style-name="P195"><text:tab/><text:tab/><text:tab/><text:tab/> <text:tab/><text:tab/> </text:p>
      <text:p text:style-name="P199"><text:span text:style-name="T1"><text:tab/><text:tab/><text:tab/></text:span><text:span text:style-name="T83">功能名称_</text:span><text:span text:style-name="T73">5</text:span><text:span text:style-name="T83">:</text:span><text:span text:style-name="T3">运营财务部</text:span><text:span text:style-name="T83">审核 功能类型: <text:s/></text:span><text:bookmark-start text:name="__DdeLink__2738_190166813811"/><text:span text:style-name="T100">assistanceplan</text:span><text:bookmark-end text:name="__DdeLink__2738_190166813811"/><text:span text:style-name="T100">/</text:span><text:span text:style-name="T101">v1/</text:span><text:span text:style-name="T102">finace/</text:span></text:p>
      <text:p text:style-name="P199"><text:span text:style-name="T101">audit</text:span></text:p>
      <text:p text:style-name="P195"><text:tab/><text:tab/><text:tab/><text:tab/>隐藏id<text:span text:style-name="T2"><text:tab/></text:span></text:p>
      <text:p text:style-name="P204"><text:tab/><text:tab/><text:tab/><text:tab/>字段名称_<text:span text:style-name="T51">1</text:span>:<text:bookmark-start text:name="__DdeLink__20807_5885031241"/><text:bookmark-start text:name="__DdeLink__20803_5885031241"/>运营财务部<text:bookmark-end text:name="__DdeLink__20807_5885031241"/><text:bookmark-end text:name="__DdeLink__20803_5885031241"/>意见<text:tab/><text:tab/><text:tab/> <text:s/>标签类型:文本框 <text:s text:c="2"/>必填 <text:s/></text:p>
      <text:p text:style-name="P192"/>
      <text:p text:style-name="P195"><text:tab/><text:tab/><text:tab/><text:tab/> <text:tab/><text:tab/> </text:p>
      <text:p text:style-name="P199"><text:span text:style-name="T1"><text:tab/><text:tab/><text:tab/></text:span><text:span text:style-name="T83">功能名称_</text:span><text:span text:style-name="T108">7</text:span><text:span text:style-name="T83">:</text:span><text:span text:style-name="T1">总经办</text:span><text:span text:style-name="T83">审核 功能类型: <text:s/></text:span><text:bookmark-start text:name="__DdeLink__2738_190166813812"/><text:span text:style-name="T100">assistanceplan</text:span><text:bookmark-end text:name="__DdeLink__2738_190166813812"/><text:span text:style-name="T100">/</text:span><text:span text:style-name="T101">v1/</text:span><text:span text:style-name="T103">manage</text:span><text:span text:style-name="T102">/</text:span></text:p>
      <text:p text:style-name="P199"><text:span text:style-name="T101">audit</text:span></text:p>
      <text:p text:style-name="P195"><text:tab/><text:tab/><text:tab/><text:tab/>隐藏id</text:p>
      <text:p text:style-name="P203"><text:tab/><text:tab/><text:tab/><text:tab/>字段名称_<text:span text:style-name="T51">1</text:span>:<text:bookmark-start text:name="__DdeLink__20805_5885031242"/>总经办<text:bookmark-end text:name="__DdeLink__20805_5885031242"/>意见<text:tab/><text:tab/><text:tab/><text:tab/>标签类型:文本框 <text:s text:c="2"/>必填<text:tab/><text:tab/> <text:s text:c="2"/><text:tab/><text:tab/></text:p>
      <text:p text:style-name="P192"/>
      <text:p text:style-name="P195"><text:tab/><text:tab/><text:tab/><text:tab/> </text:p>
      <text:p text:style-name="P72"><text:tab/><text:tab/><text:tab/></text:p>
      <text:p text:style-name="P63"/>
      <text:p text:style-name="P63"/>
      <text:p text:style-name="P15"><text:span text:style-name="T1"><text:tab/><text:tab/></text:span><text:span text:style-name="T71">导航名_2:</text:span><text:span text:style-name="T55">补助标准设置</text:span></text:p>
      <text:p text:style-name="P153"><text:tab/><text:tab/><text:tab/><text:span text:style-name="T72">.功能名字_1:列表 <text:s/>功能类型:网格 (有网格) <text:s/></text:span><text:span text:style-name="T104">assistancestandard/v1/list</text:span></text:p>
      <text:p text:style-name="P83"><text:span text:style-name="T72"><text:tab/><text:tab/><text:tab/><text:tab/></text:span>有一个隐藏id</text:p>
      <text:p text:style-name="P82"><text:tab/><text:tab/><text:tab/><text:tab/>字段名称_1:补助名称</text:p>
      <text:p text:style-name="P82"><text:tab/><text:tab/><text:tab/><text:tab/>字段名称_2:标准</text:p>
      <text:p text:style-name="P82"><text:tab/><text:tab/><text:tab/><text:tab/>字段名称_3:备注</text:p>
      <text:p text:style-name="P82"><text:tab/><text:tab/><text:tab/><text:tab/></text:p>
      <text:p text:style-name="P172"><text:span text:style-name="T3"><text:tab/><text:tab/><text:tab/></text:span><text:span text:style-name="T22">.</text:span><text:span text:style-name="T32">功能名称_</text:span><text:span text:style-name="T34">2</text:span><text:span text:style-name="T33"> 添加 <text:s/></text:span><text:span text:style-name="T32">功能类型:编</text:span><text:span text:style-name="T22">辑 <text:s text:c="2"/></text:span><text:span text:style-name="T23">assistancestandard/v1/add</text:span></text:p>
      <text:p text:style-name="P170"><text:soft-page-break/><text:span text:style-name="T3"><text:tab/><text:tab/></text:span><text:span text:style-name="T4"><text:tab/><text:tab/></text:span></text:p>
      <text:p text:style-name="P116"><text:tab/><text:tab/><text:tab/><text:tab/>字段名称_1:补助名称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6"><text:tab/><text:tab/><text:tab/><text:tab/>字段名称_2:标准<text:tab/><text:tab/><text:tab/> 标签类型:文本框 <text:s/><text:span text:style-name="T2"><text:s/>非必填</text:span></text:p>
      <text:p text:style-name="P44"><text:tab/><text:tab/><text:tab/><text:tab/>字段名称_3:备注<text:tab/><text:tab/><text:tab/> 标签类型:文本框 <text:s text:c="2"/>非必填</text:p>
      <text:p text:style-name="P93"><text:tab/><text:tab/><text:tab/><text:tab/><text:span text:style-name="T50"><text:tab/></text:span></text:p>
      <text:p text:style-name="P20"><text:tab/></text:p>
      <text:p text:style-name="P60"><text:tab/><text:tab/><text:tab/></text:p>
      <text:p text:style-name="P84"><text:tab/><text:tab/><text:tab/></text:p>
      <text:p text:style-name="P84"/>
      <text:p text:style-name="P84"/>
      <text:p text:style-name="P84"/>
      <text:p text:style-name="P84"/>
      <text:p text:style-name="P84"/>
      <text:p text:style-name="P153"><text:tab/><text:tab/><text:tab/><text:span text:style-name="T72">功能名称_</text:span><text:span text:style-name="T81">3</text:span><text:span text:style-name="T72">:编辑 功能类型: </text:span><text:span text:style-name="T104">assistancestandard/v1/edit</text:span></text:p>
      <text:p text:style-name="P117"><text:span text:style-name="T72"><text:tab/><text:tab/><text:tab/> <text:s text:c="2"/></text:span><text:span text:style-name="T2">有一个隐藏id</text:span><text:span text:style-name="T72"> </text:span></text:p>
      <text:p text:style-name="P117"><text:tab/><text:tab/><text:tab/><text:tab/>字段名称_1:补助名称 <text:s text:c="2"/>标签类型:<text:span text:style-name="T2">手填下拉框（电脑补助/高温补助/工龄补助/住宿补助） 必填 </text:span></text:p>
      <text:p text:style-name="P117"><text:tab/><text:tab/><text:tab/><text:tab/>字段名称_2:标准<text:tab/><text:tab/><text:tab/> 标签类型:文本框 <text:s/><text:span text:style-name="T2"><text:s/>非必填</text:span></text:p>
      <text:p text:style-name="P117"><text:span text:style-name="T2"><text:tab/><text:tab/><text:tab/><text:tab/>字段名称_3:备注<text:tab/><text:tab/><text:tab/> 标签类型:文本框 <text:s text:c="2"/>非必填</text:span><text:tab/></text:p>
      <text:p text:style-name="P84"><text:tab/><text:tab/><text:tab/></text:p>
      <text:p text:style-name="P153"><text:tab/><text:tab/><text:tab/><text:span text:style-name="T72">功能名称_</text:span><text:span text:style-name="T89">4</text:span><text:span text:style-name="T72">:</text:span><text:span text:style-name="T89">删除</text:span><text:span text:style-name="T72"> 功能类型: </text:span><text:span text:style-name="T104">assistancestandard/v1/delete/{id}</text:span></text:p>
      <text:p text:style-name="P117"><text:span text:style-name="T72"><text:tab/><text:tab/><text:tab/><text:tab/></text:span><text:span text:style-name="T2">有一个隐藏id</text:span><text:span text:style-name="T72"> </text:span></text:p>
      <text:p text:style-name="P84"><text:tab/><text:tab/><text:tab/><text:tab/>确定删除该数据?</text:p>
      <text:p text:style-name="P84"/>
      <text:p text:style-name="P75"><text:tab/><text:tab/><text:tab/></text:p>
      <text:p text:style-name="P157"><text:span text:style-name="T3"><text:tab/><text:tab/></text:span><text:span text:style-name="T41">导航名_</text:span><text:span text:style-name="T42">3</text:span><text:span text:style-name="T41">:</text:span><text:span text:style-name="T43">公司员工补助信息记录</text:span></text:p>
      <text:p text:style-name="P153"><text:tab/><text:tab/><text:tab/><text:span text:style-name="T72">功能名字_1:列表 <text:s/>功能类型:网格 (有网格) <text:s text:c="2"/></text:span><text:span text:style-name="T104">assistancerecord/v1/list</text:span></text:p>
      <text:p text:style-name="P179"><text:tab/><text:tab/><text:tab/><text:tab/>隐藏id <text:s/></text:p>
      <text:p text:style-name="P119"><text:span text:style-name="T72"><text:tab/><text:tab/><text:tab/><text:tab/></text:span>字段名称_1:员工姓名</text:p>
      <text:p text:style-name="P119"><text:tab/><text:tab/><text:tab/><text:tab/>字段名称_2:员工编号</text:p>
      <text:p text:style-name="P119"><text:tab/><text:tab/><text:tab/><text:tab/>字段名称_3:地区</text:p>
      <text:p text:style-name="P119"><text:tab/><text:tab/><text:tab/><text:tab/>字段名称_4:项目组</text:p>
      <text:p text:style-name="P119"><text:tab/><text:tab/><text:tab/><text:tab/>字段名称_5:岗位</text:p>
      <text:p text:style-name="P119"><text:tab/><text:tab/><text:tab/><text:tab/>字段名称_6:入职时间</text:p>
      <text:p text:style-name="P119"><text:tab/><text:tab/><text:tab/><text:tab/>字段名称_7:补助方案序号</text:p>
      <text:p text:style-name="P119"><text:tab/><text:tab/><text:tab/><text:tab/>字段名称_8:补助名称</text:p>
      <text:p text:style-name="P119"><text:tab/><text:tab/><text:tab/><text:tab/>字段名称_9:获得补助的开始时间</text:p>
      <text:p text:style-name="P119"><text:tab/><text:tab/><text:tab/><text:tab/>字段名称_10:计薪周期开始时间</text:p>
      <text:p text:style-name="P7"><text:tab/><text:tab/><text:tab/><text:tab/>字段名称_<text:span text:style-name="T51">1</text:span>4:计薪周期结束时间</text:p>
      <text:p text:style-name="P119"><text:tab/><text:tab/><text:tab/><text:tab/>字段名称_<text:span text:style-name="T51">1</text:span>5:获得补助的天数</text:p>
      <text:p text:style-name="P119"><text:tab/><text:tab/><text:tab/><text:tab/>字段名称_11:补助内容</text:p>
      <text:p text:style-name="P119"><text:tab/><text:tab/><text:tab/><text:tab/>字段名称_<text:span text:style-name="T50">12:</text:span><text:span text:style-name="T6">内容明细</text:span></text:p>
      <text:p text:style-name="P119"><text:tab/><text:tab/><text:tab/><text:tab/>字段名称_<text:span text:style-name="T51">1</text:span>3:补助形式</text:p>
      <text:p text:style-name="P119"><text:tab/><text:tab/><text:tab/><text:tab/>字段名称_<text:span text:style-name="T51">14</text:span>:补助发放时间</text:p>
      <text:p text:style-name="P119"><text:tab/><text:tab/><text:tab/><text:tab/>字段名称_<text:span text:style-name="T51">15</text:span>:本人是否已领补助</text:p>
      <text:p text:style-name="P119"><text:span text:style-name="T72"><text:tab/><text:tab/><text:tab/><text:tab/>字段名称_</text:span><text:span text:style-name="T91">16</text:span><text:span text:style-name="T72">:备注</text:span></text:p>
      <text:p text:style-name="P118"><text:tab/><text:tab/><text:tab/><text:tab/></text:p>
      <text:p text:style-name="P48"/>
      <text:p text:style-name="P14"><text:tab/><text:tab/><text:tab/><text:span text:style-name="T72">功能名称_</text:span><text:span text:style-name="T75">2</text:span><text:span text:style-name="T72">:添加 <text:s text:c="3"/>功能类型:编辑 <text:s text:c="3"/></text:span><text:span text:style-name="T104">assistancerecord/v1/add</text:span></text:p>
      <text:p text:style-name="P17"><text:tab/><text:tab/><text:tab/><text:tab/><text:span text:style-name="T56">字段名称_1:员工姓名 <text:s text:c="3"/>标签类型:文本框 <text:s/></text:span><text:span text:style-name="T44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soft-page-break/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3"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9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7"><text:span text:style-name="T56"><text:tab/><text:tab/><text:tab/><text:tab/>字段名称_</text:span><text:span text:style-name="T58">16</text:span><text:span text:style-name="T56">:备注<text:tab/><text:tab/><text:tab/><text:tab/><text:tab/></text:span><text:span text:style-name="T44">标签类型: 文本框 <text:s/>非必填</text:span><text:tab/></text:p>
      <text:p text:style-name="P16"><text:tab/><text:tab/><text:tab/><text:tab/></text:p>
      <text:p text:style-name="P1"><text:tab/><text:tab/><text:tab/><text:tab/><text:tab/><text:tab/><text:tab/></text:p>
      <text:p text:style-name="P153"><text:tab/><text:tab/><text:tab/><text:span text:style-name="T72">功能名称_</text:span><text:span text:style-name="T82">3</text:span><text:span text:style-name="T72">:</text:span><text:span text:style-name="T90">编辑</text:span><text:span text:style-name="T72"> <text:s text:c="3"/>功能类型:编辑 <text:s text:c="3"/></text:span><text:span text:style-name="T104">assistancerecord/v1/edit</text:span></text:p>
      <text:p text:style-name="P173"><text:tab/><text:tab/><text:tab/><text:tab/>有一个隐藏id<text:tab/></text:p>
      <text:p text:style-name="P119"><text:tab/><text:tab/><text:tab/><text:tab/>字段名称_1:员工姓名 <text:s text:c="3"/>标签类型:文本框 <text:s/><text:span text:style-name="T2"><text:s/>必填</text:span></text:p>
      <text:p text:style-name="P119"><text:tab/><text:tab/><text:tab/><text:tab/>字段名称_2:员工编号<text:tab/><text:tab/><text:span text:style-name="T2">标签类型:文本框 <text:s text:c="2"/>非必填</text:span></text:p>
      <text:p text:style-name="P119"><text:tab/><text:tab/><text:tab/><text:tab/>字段名称_3:地区<text:tab/><text:tab/><text:tab/><text:span text:style-name="T2">标签类型:手填下拉框 <text:s text:c="2"/>非必填</text:span></text:p>
      <text:p text:style-name="P119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9"><text:tab/><text:tab/><text:tab/><text:tab/>字段名称_5:岗位<text:tab/><text:tab/><text:tab/>标签类型:文本框 <text:s/><text:span text:style-name="T2"><text:s/>非必填</text:span></text:p>
      <text:p text:style-name="P119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9"><text:tab/><text:tab/><text:tab/><text:tab/>字段名称_7:补助方案序号 <text:s/><text:span text:style-name="T2">标签类型:手填下拉框 <text:s text:c="2"/>非必填</text:span></text:p>
      <text:p text:style-name="P119"><text:tab/><text:tab/><text:tab/><text:tab/>字段名称_8:补助名称<text:tab/><text:tab/><text:span text:style-name="T2">标签类型: 文本框 <text:s text:c="2"/>非必填</text:span></text:p>
      <text:p text:style-name="P119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53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9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9"><text:tab/><text:tab/><text:tab/><text:tab/>字段名称_11:补助内容<text:tab/><text:tab/><text:tab/><text:tab/><text:span text:style-name="T2">标签类型: 文本框 <text:s/>非必填</text:span></text:p>
      <text:p text:style-name="P119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9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9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9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9"><text:tab/><text:tab/><text:tab/><text:tab/>字段名称_<text:span text:style-name="T51">16</text:span>:备注<text:tab/><text:tab/><text:tab/><text:tab/><text:tab/><text:span text:style-name="T2">标签类型: 文本框 <text:s/>非必填</text:span></text:p>
      <text:p text:style-name="P73"/>
      <text:p text:style-name="P153"><text:tab/><text:tab/><text:tab/><text:span text:style-name="T72">功能名称_</text:span><text:span text:style-name="T84">4</text:span><text:span text:style-name="T72">:删除 <text:s text:c="2"/>功能类型: <text:s text:c="2"/></text:span><text:span text:style-name="T104">assistancerecord/v1/delete/{id}</text:span></text:p>
      <text:p text:style-name="P176"><text:tab/><text:tab/><text:tab/><text:tab/><text:tab/>确定删除该数据<text:span text:style-name="T113">？</text:span> <text:s/></text:p>
      <text:p text:style-name="P76"><text:tab/><text:tab/><text:tab/></text:p>
      <text:p text:style-name="P18"/>
      <text:p text:style-name="P85"/>
      <text:p text:style-name="P85"/>
      <text:p text:style-name="P85"/>
      <text:p text:style-name="P85"/>
      <text:p text:style-name="P85"><text:tab/></text:p>
      <text:p text:style-name="P85"/>
      <text:p text:style-name="P85"/>
      <text:p text:style-name="P85"/>
      <text:p text:style-name="P91"><text:tab/><text:tab/></text:p>
      <text:p text:style-name="P85"/>
      <text:p text:style-name="P51"><text:soft-page-break/><text:tab/><text:tab/></text:p>
      <text:p text:style-name="P52"/>
      <text:p text:style-name="P52"/>
      <text:p text:style-name="P120"><text:span text:style-name="T31"><text:tab/><text:tab/></text:span><text:span text:style-name="T24">导航名_</text:span><text:span text:style-name="T25">4</text:span><text:span text:style-name="T24">:</text:span><text:span text:style-name="T40">补助</text:span><text:span text:style-name="T43">员工名单</text:span></text:p>
      <text:p text:style-name="P153"><text:tab/><text:tab/><text:tab/><text:span text:style-name="T72">功能名字_1:列表 <text:s/>功能类型:网格 (有网格) <text:s text:c="2"/></text:span><text:span text:style-name="T104">assistanceemp/v1/list</text:span></text:p>
      <text:p text:style-name="P86"><text:tab/><text:tab/><text:tab/><text:tab/><text:span text:style-name="T72">有一个隐藏id</text:span></text:p>
      <text:p text:style-name="P94"><text:tab/><text:tab/><text:tab/><text:tab/>字段名称_1:补助名称</text:p>
      <text:p text:style-name="P94"><text:tab/><text:tab/><text:tab/><text:tab/>字段名称_2:补助方案</text:p>
      <text:p text:style-name="P94"><text:tab/><text:tab/><text:tab/><text:tab/>字段名称_3:补助内容</text:p>
      <text:p text:style-name="P94"><text:tab/><text:tab/><text:tab/><text:tab/>字段名称_4:内容明细</text:p>
      <text:p text:style-name="P153"><text:tab/><text:tab/><text:tab/><text:tab/>字段名称_5:获得补助开始时间</text:p>
      <text:p text:style-name="P153"><text:tab/><text:tab/><text:tab/><text:tab/>字段名称_6:获得补助结束时间</text:p>
      <text:p text:style-name="P94"><text:tab/><text:tab/><text:tab/><text:tab/>字段名称_7:员工姓名</text:p>
      <text:p text:style-name="P94"><text:tab/><text:tab/><text:tab/><text:tab/>字段名称_8:员工编号</text:p>
      <text:p text:style-name="P94"><text:tab/><text:tab/><text:tab/><text:tab/>字段名称_9:地区</text:p>
      <text:p text:style-name="P94"><text:tab/><text:tab/><text:tab/><text:tab/>字段名称_10:项目组</text:p>
      <text:p text:style-name="P3"><text:tab/><text:tab/><text:tab/><text:tab/>字段名称_<text:span text:style-name="T51">11</text:span>:岗位</text:p>
      <text:p text:style-name="P94"><text:tab/><text:tab/><text:tab/><text:tab/>字段名称_<text:span text:style-name="T51">12</text:span>:入职时间</text:p>
      <text:p text:style-name="P94"><text:tab/><text:tab/><text:tab/><text:tab/></text:p>
      <text:p text:style-name="P77"><text:tab/><text:tab/><text:tab/><text:tab/></text:p>
      <text:p text:style-name="P95"><text:tab/><text:tab/><text:tab/></text:p>
      <text:p text:style-name="P153"><text:span text:style-name="T72"><text:tab/><text:tab/><text:tab/>功能名称_</text:span><text:span text:style-name="T75">2</text:span><text:span text:style-name="T72">:添加 <text:s text:c="3"/>功能类型:编辑 <text:s text:c="3"/></text:span><text:span text:style-name="T104">assistanceemp/v1/add</text:span></text:p>
      <text:p text:style-name="P122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21"><text:tab/><text:tab/><text:tab/><text:tab/>字段名称_2:补助方案<text:tab/><text:tab/><text:tab/><text:span text:style-name="T2">标签类型: 文本框 <text:s/>非必填</text:span></text:p>
      <text:p text:style-name="P121"><text:tab/><text:tab/><text:tab/><text:tab/>字段名称_3:补助内容<text:tab/><text:tab/><text:tab/><text:span text:style-name="T2">标签类型: 文本框 <text:s/>非必填</text:span></text:p>
      <text:p text:style-name="P121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21"><text:tab/><text:tab/><text:tab/><text:tab/>字段名称_7:员工姓名<text:tab/><text:tab/><text:tab/><text:span text:style-name="T2">标签类型: 文本框 <text:s/>非必填</text:span></text:p>
      <text:p text:style-name="P121"><text:tab/><text:tab/><text:tab/><text:tab/>字段名称_8:员工编号<text:tab/><text:tab/><text:tab/><text:span text:style-name="T2">标签类型: 文本框 <text:s/>非必填</text:span></text:p>
      <text:p text:style-name="P121"><text:tab/><text:tab/><text:tab/><text:tab/>字段名称_9:地区<text:tab/><text:tab/><text:tab/><text:tab/><text:span text:style-name="T2">标签类型: 文本框 <text:s/>非必填</text:span></text:p>
      <text:p text:style-name="P121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1">11</text:span>:岗位<text:tab/><text:tab/><text:tab/><text:span text:style-name="T2">标签类型: 文本框 <text:s/>非必填</text:span></text:p>
      <text:p text:style-name="P121"><text:tab/><text:tab/><text:tab/><text:tab/>字段名称_<text:span text:style-name="T51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90"><text:tab/><text:tab/><text:tab/></text:p>
      <text:p text:style-name="P175"/>
      <text:p text:style-name="P175"/>
      <text:p text:style-name="P175"/>
      <text:p text:style-name="P175"/>
      <text:p text:style-name="P174"><text:tab/><text:tab/><text:tab/><text:tab/></text:p>
      <text:p text:style-name="P153"><text:tab/><text:tab/><text:span text:style-name="T72">功能名称_</text:span><text:span text:style-name="T85">3</text:span><text:span text:style-name="T72">:</text:span><text:span text:style-name="T92">编辑</text:span><text:span text:style-name="T72"> <text:s text:c="3"/>功能类型:编辑 <text:s text:c="2"/></text:span><text:span text:style-name="T104">assistanceemp/v1/edit</text:span></text:p>
      <text:p text:style-name="P177"><text:tab/><text:tab/><text:tab/><text:tab/>有一个隐藏id</text:p>
      <text:p text:style-name="P153"><text:span text:style-name="T72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53"><text:tab/><text:tab/><text:tab/><text:tab/>字段名称_2:补助方案<text:tab/><text:tab/><text:tab/><text:span text:style-name="T2">标签类型: 文本框 <text:s/>非必填</text:span></text:p>
      <text:p text:style-name="P153"><text:tab/><text:tab/><text:tab/><text:tab/>字段名称_3:补助内容<text:tab/><text:tab/><text:tab/><text:span text:style-name="T2">标签类型: 文本框 <text:s/>非必填</text:span></text:p>
      <text:p text:style-name="P153"><text:tab/><text:tab/><text:tab/><text:tab/>字段名称_4:内容明细<text:tab/><text:tab/><text:tab/><text:span text:style-name="T2">标签类型: 文本框 <text:s/>非必填</text:span></text:p>
      <text:p text:style-name="P172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2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53"><text:tab/><text:tab/><text:tab/><text:tab/>字段名称_7:员工姓名<text:tab/><text:tab/><text:tab/><text:span text:style-name="T2">标签类型: 文本框 <text:s/>非必填</text:span></text:p>
      <text:p text:style-name="P153"><text:tab/><text:tab/><text:tab/><text:tab/>字段名称_8:员工编号<text:tab/><text:tab/><text:tab/><text:span text:style-name="T2">标签类型: 文本框 <text:s/>非必填</text:span></text:p>
      <text:p text:style-name="P153"><text:soft-page-break/><text:tab/><text:tab/><text:tab/><text:tab/>字段名称_9:地区<text:tab/><text:tab/><text:tab/><text:tab/><text:span text:style-name="T2">标签类型: 文本框 <text:s/>非必填</text:span></text:p>
      <text:p text:style-name="P153"><text:tab/><text:tab/><text:tab/><text:tab/>字段名称_10:项目组<text:tab/><text:tab/><text:tab/><text:span text:style-name="T2">标签类型: 文本框 <text:s/>非必填</text:span></text:p>
      <text:p text:style-name="P14"><text:tab/><text:tab/><text:tab/><text:tab/>字段名称_<text:span text:style-name="T51">11</text:span>:岗位<text:tab/><text:tab/><text:tab/><text:span text:style-name="T2">标签类型: 文本框 <text:s/>非必填</text:span></text:p>
      <text:p text:style-name="P153"><text:span text:style-name="T35"><text:tab/><text:tab/><text:tab/><text:tab/>字段名称_</text:span><text:span text:style-name="T38">12</text:span><text:span text:style-name="T35">:入职时间<text:tab/><text:tab/>标签类型: 日期框</text:span><text:span text:style-name="T39">(年月日)</text:span><text:span text:style-name="T35"> <text:s/>非必填<text:tab/></text:span></text:p>
      <text:p text:style-name="P53"/>
      <text:p text:style-name="P53"/>
      <text:p text:style-name="P96"><text:span text:style-name="T24"><text:tab/></text:span></text:p>
      <text:p text:style-name="P98"/>
      <text:p text:style-name="P98"/>
      <text:p text:style-name="P98"/>
      <text:p text:style-name="P98"><text:tab/><text:tab/></text:p>
      <text:p text:style-name="P50"><text:tab/><text:tab/><text:tab/><text:tab/></text:p>
      <text:p text:style-name="P74"/>
      <text:p text:style-name="P2"><text:tab/><text:tab/><text:tab/></text:p>
      <text:p text:style-name="P9"><text:tab/>导航下拉名_<text:span text:style-name="T117">2</text:span>:补助</text:p>
      <text:p text:style-name="P125"><text:tab/><text:tab/><text:span text:style-name="T70">导航名_1:电脑补助</text:span></text:p>
      <text:p text:style-name="P19"><text:tab/><text:tab/><text:tab/>功能名字_1:列表 <text:s/>功能类型:网格 (有网格) <text:s text:c="3"/><text:span text:style-name="T130">computerassist/v1/listComputerAssist</text:span></text:p>
      <text:p text:style-name="P88"><text:tab/><text:tab/><text:tab/><text:tab/><text:span text:style-name="T72">有一个隐藏id</text:span><text:bookmark-start text:name="__DdeLink__21236_1441382339"/></text:p>
      <text:p text:style-name="P152"><text:tab/><text:tab/><text:tab/><text:tab/>字段名称_1:姓名</text:p>
      <text:p text:style-name="P152"><text:tab/><text:tab/><text:tab/><text:tab/>字段名称_2:项目组<text:bookmark-end text:name="__DdeLink__21236_1441382339"/></text:p>
      <text:p text:style-name="P99"><text:tab/><text:tab/><text:tab/><text:tab/>字段名称_3:地区</text:p>
      <text:p text:style-name="P99"><text:tab/><text:tab/><text:tab/><text:tab/>字段名称_4:<text:bookmark-start text:name="__DdeLink__19630_1441382339"/>电脑补助开始时间<text:bookmark-end text:name="__DdeLink__19630_1441382339"/></text:p>
      <text:p text:style-name="P99"><text:tab/><text:tab/><text:tab/><text:tab/>字段名称_5:电脑补助结束时间</text:p>
      <text:p text:style-name="P99"><text:tab/><text:tab/><text:tab/><text:tab/>字段名称_6:<text:bookmark-start text:name="__DdeLink__19632_1441382339"/>补助计薪周期开始时间<text:bookmark-end text:name="__DdeLink__19632_1441382339"/></text:p>
      <text:p text:style-name="P99"><text:tab/><text:tab/><text:tab/><text:tab/>字段名称_7:补助计薪周期结束时间</text:p>
      <text:p text:style-name="P99"><text:tab/><text:tab/><text:tab/><text:tab/>字段名称_8:补助天数</text:p>
      <text:p text:style-name="P188"><text:span text:style-name="T57"><text:tab/><text:tab/><text:tab/><text:tab/>字段名称_9:</text:span><text:bookmark-start text:name="__DdeLink__19634_1441382339"/><text:bookmark-start text:name="__DdeLink__19657_1441382339"/><text:span text:style-name="T57">补助金额</text:span><text:span text:style-name="T63">补助金额（100元/月）</text:span><text:bookmark-end text:name="__DdeLink__19634_1441382339"/><text:span text:style-name="T63"> </text:span><text:span text:style-name="T57">后台计算公式</text:span><text:span text:style-name="T64">(100×（补助天数/补助计薪周期相减总天数）)</text:span><text:bookmark-end text:name="__DdeLink__19657_1441382339"/></text:p>
      <text:p text:style-name="P99"><text:tab/><text:tab/><text:tab/><text:tab/>字段名称_10:备注</text:p>
      <text:p text:style-name="P4"><text:tab/><text:tab/><text:tab/><text:tab/></text:p>
      <text:p text:style-name="P28"/>
      <text:p text:style-name="P28"/>
      <text:p text:style-name="P28"/>
      <text:p text:style-name="P28"/>
      <text:p text:style-name="P19"><text:tab/><text:tab/><text:tab/>功能名称_2:添加 <text:s text:c="3"/>功能类型:编辑 <text:s text:c="3"/><text:span text:style-name="T130">computerassist/v1/add</text:span></text:p>
      <text:p text:style-name="P30"><text:span text:style-name="T72"><text:tab/><text:tab/><text:tab/><text:tab/></text:span>字段名称_1:姓名<text:tab/><text:tab/>标签类型<text:span text:style-name="T111">：文本框 <text:s text:c="2"/>必填</text:span></text:p>
      <text:p text:style-name="P126"><text:tab/><text:tab/><text:tab/><text:tab/>字段名称_2:<text:span text:style-name="T12">项目组<text:tab/>标签类型</text:span><text:span text:style-name="T13">：手填下拉框 <text:s text:c="2"/>必填</text:span></text:p>
      <text:p text:style-name="P126"><text:tab/><text:tab/><text:tab/><text:tab/>字段名称_3:地区 <text:s text:c="3"/><text:span text:style-name="T12">标签类型</text:span><text:span text:style-name="T13">：手填下拉框 <text:s text:c="2"/>必填</text:span></text:p>
      <text:p text:style-name="P127"><text:tab/><text:tab/><text:tab/><text:tab/>字段名称_4:电脑补助开始时间 <text:s text:c="3"/><text:bookmark-start text:name="__DdeLink__19470_1441382339"/>标签类型<text:span text:style-name="T111">：日期框(年月日) <text:s/>非必填</text:span><text:bookmark-end text:name="__DdeLink__19470_1441382339"/></text:p>
      <text:p text:style-name="P127"><text:tab/><text:tab/><text:tab/><text:tab/>字段名称_5:电脑补助结束时间<text:tab/><text:tab/>标签类型<text:span text:style-name="T111">：日期框(年月日) <text:s/>非必填</text:span></text:p>
      <text:p text:style-name="P128"><text:tab/><text:tab/><text:tab/><text:tab/>字段名称_6:补助计薪周期开始时间<text:tab/><text:tab/>标签类型<text:span text:style-name="T111">：日期框(年月日) <text:s/>必填</text:span></text:p>
      <text:p text:style-name="P128"><text:tab/><text:tab/><text:tab/><text:tab/>字段名称_7:补助计薪周期结束时间<text:tab/><text:tab/>标签类型<text:span text:style-name="T111">：日期框(年月日) <text:s/>必填</text:span></text:p>
      <text:p text:style-name="P129"><text:tab/><text:tab/><text:tab/><text:tab/>字段名称_8:补助天数<text:tab/><text:tab/><text:tab/><text:tab/><text:tab/>标签类型<text:span text:style-name="T111">：数字 <text:s/>非必填</text:span></text:p>
      <text:p text:style-name="P31"><text:span text:style-name="T72"><text:tab/><text:tab/><text:tab/><text:tab/></text:span>字段名称_<text:span text:style-name="T118">9</text:span>:备注<text:tab/><text:tab/><text:tab/><text:tab/><text:tab/><text:tab/>标签类型<text:span text:style-name="T111">：文本框 <text:s/>非必填</text:span></text:p>
      <text:p text:style-name="P160"><text:tab/><text:tab/><text:tab/><text:span text:style-name="T83">功能名称_</text:span><text:span text:style-name="T87">3</text:span><text:span text:style-name="T83">:编辑 功能类型: <text:s/></text:span><text:span text:style-name="T107">computerassist/v1/edit</text:span></text:p>
      <text:p text:style-name="P130"><text:span text:style-name="T12"><text:tab/><text:tab/><text:tab/><text:tab/></text:span><text:span text:style-name="T36">有一个隐藏id</text:span></text:p>
      <text:p text:style-name="P32"><text:span text:style-name="T72"><text:tab/><text:tab/><text:tab/><text:tab/></text:span>字段名称_1:姓名<text:tab/><text:tab/>标签类型<text:span text:style-name="T111">：文本框 <text:s text:c="2"/>必填</text:span></text:p>
      <text:p text:style-name="P130"><text:tab/><text:tab/><text:tab/><text:tab/>字段名称_2:<text:span text:style-name="T12">项目组<text:tab/>标签类型</text:span><text:span text:style-name="T13">：手填下拉框 <text:s text:c="2"/>必填</text:span></text:p>
      <text:p text:style-name="P130"><text:tab/><text:tab/><text:tab/><text:tab/>字段名称_3:地区 <text:s text:c="3"/><text:span text:style-name="T12">标签类型</text:span><text:span text:style-name="T13">：手填下拉框 <text:s text:c="2"/>必填</text:span></text:p>
      <text:p text:style-name="P130"><text:tab/><text:tab/><text:tab/><text:tab/>字段名称_4:电脑补助开始时间 <text:s text:c="3"/><text:bookmark-start text:name="__DdeLink__19470_14413823391"/>标签类型<text:span text:style-name="T111">：日期框(年月日) <text:s/>非必填</text:span><text:bookmark-end text:name="__DdeLink__19470_14413823391"/></text:p>
      <text:p text:style-name="P130"><text:tab/><text:tab/><text:tab/><text:tab/>字段名称_5:电脑补助结束时间<text:tab/><text:tab/>标签类型<text:span text:style-name="T111">：日期框(年月日) <text:s/>非必填</text:span></text:p>
      <text:p text:style-name="P130"><text:tab/><text:tab/><text:tab/><text:tab/>字段名称_6:补助计薪周期开始时间<text:tab/><text:tab/>标签类型<text:span text:style-name="T111">：日期框(年月日) <text:s/>必填</text:span></text:p>
      <text:p text:style-name="P130"><text:soft-page-break/><text:tab/><text:tab/><text:tab/><text:tab/>字段名称_7:补助计薪周期结束时间<text:tab/><text:tab/>标签类型<text:span text:style-name="T111">：日期框(年月日) <text:s/>必填</text:span></text:p>
      <text:p text:style-name="P130"><text:tab/><text:tab/><text:tab/><text:tab/>字段名称_8:补助天数<text:tab/><text:tab/><text:tab/><text:tab/><text:tab/>标签类型<text:span text:style-name="T111">：数字 <text:s/>非必填</text:span></text:p>
      <text:p text:style-name="P32"><text:tab/><text:tab/><text:tab/><text:tab/>字段名称_<text:span text:style-name="T118">9</text:span>:备注<text:tab/><text:tab/><text:tab/><text:tab/><text:tab/><text:tab/>标签类型<text:span text:style-name="T111">：文本框 <text:s/>非必填</text:span></text:p>
      <text:p text:style-name="P62"/>
      <text:p text:style-name="P160"><text:span text:style-name="T83"><text:tab/><text:tab/><text:tab/>功能名称_</text:span><text:span text:style-name="T94">4</text:span><text:span text:style-name="T83">:</text:span><text:span text:style-name="T94">删除</text:span><text:span text:style-name="T83"> 功能类型: <text:s text:c="3"/></text:span><text:span text:style-name="T107">computerassist/v1/delete/{id}</text:span></text:p>
      <text:p text:style-name="P181"><text:tab/><text:tab/><text:tab/><text:tab/><text:span text:style-name="T56">确定删除该数据</text:span><text:span text:style-name="T66">？</text:span></text:p>
      <text:p text:style-name="P185"><text:tab/><text:tab/><text:tab/>功能名称_<text:span text:style-name="T119">5</text:span>:搜索 功能类型: <text:s text:c="3"/><text:bookmark-start text:name="__DdeLink__2752_1901668138"/><text:span text:style-name="T131">computerassist</text:span><text:bookmark-end text:name="__DdeLink__2752_1901668138"/><text:span text:style-name="T131">/v1/listComputerAssist</text:span></text:p>
      <text:p text:style-name="P181"><text:tab/><text:tab/><text:tab/><text:tab/><text:span text:style-name="T56">搜索字段_</text:span><text:span text:style-name="T67">1:姓名 <text:s/>文本框</text:span></text:p>
      <text:p text:style-name="P169"/>
      <text:p text:style-name="P185"><text:tab/><text:tab/><text:tab/>功能名称_<text:span text:style-name="T119">6</text:span>:地区汇总 功能类型: <text:s/><text:span text:style-name="T131">computerassist/v1/collectByArea</text:span></text:p>
      <text:p text:style-name="P181"><text:tab/><text:tab/><text:tab/><text:tab/><text:span text:style-name="T56">字段_</text:span><text:span text:style-name="T65">1: 地区</text:span></text:p>
      <text:p text:style-name="P163"><text:tab/><text:tab/><text:tab/><text:tab/>汇总表头<text:span text:style-name="T119">：</text:span></text:p>
      <text:p text:style-name="P163"><text:tab/><text:tab/><text:tab/><text:tab/><text:span text:style-name="T119">1：当没选地区时，表头有：地区/金额</text:span></text:p>
      <text:p text:style-name="P163"><text:tab/><text:tab/><text:tab/><text:tab/><text:span text:style-name="T120">2：当选了地区时，表头有：地区/姓名/项目组/电脑补助开始时间/电脑补助结束时间/补助计薪周期开始时间/补助计薪周期结束时间/补助天数</text:span></text:p>
      <text:p text:style-name="P181"><text:tab/><text:tab/></text:p>
      <text:p text:style-name="P185"><text:tab/><text:tab/><text:tab/>功能名称_<text:span text:style-name="T122">7</text:span>:项目组汇总 功能类型: <text:s text:c="3"/><text:span text:style-name="T131">computerassist/v1/collectByProGroup</text:span></text:p>
      <text:p text:style-name="P183"><text:tab/><text:tab/><text:tab/><text:tab/><text:span text:style-name="T56">字段_</text:span><text:span text:style-name="T65">1: 项目组</text:span></text:p>
      <text:p text:style-name="P164"><text:tab/><text:tab/><text:tab/><text:tab/>汇总表头<text:span text:style-name="T119">：</text:span></text:p>
      <text:p text:style-name="P165"><text:tab/><text:tab/><text:tab/><text:tab/><text:span text:style-name="T119">1：当没选项目组时，表头有：项目组/金额</text:span></text:p>
      <text:p text:style-name="P165"><text:tab/><text:tab/><text:tab/><text:tab/><text:span text:style-name="T120">2：当选了项目组时，表头有：地区/姓名/项目组/电脑补助开始时间/电脑补助结束时间/补助计薪周期开始时间/补助计薪周期结束时间/补助天数</text:span></text:p>
      <text:p text:style-name="P183"/>
      <text:p text:style-name="P181"/>
      <text:p text:style-name="P181"/>
      <text:p text:style-name="P181"/>
      <text:p text:style-name="P181"/>
      <text:p text:style-name="P181"/>
      <text:p text:style-name="P181"/>
      <text:p text:style-name="P158"/>
      <text:p text:style-name="P159"><text:tab/><text:tab/><text:span text:style-name="T28">导航名_</text:span><text:span text:style-name="T29">2</text:span><text:span text:style-name="T28">:</text:span><text:span text:style-name="T26">高温补助</text:span></text:p>
      <text:p text:style-name="P156"><text:tab/><text:tab/><text:tab/><text:span text:style-name="T72">功能名字_1:列表 <text:s/>功能类型:网格 (有网格) <text:s/></text:span><text:span text:style-name="T107">hotassist/v1/listHotAssist</text:span></text:p>
      <text:p text:style-name="P161"><text:tab/><text:tab/><text:tab/><text:tab/><text:span text:style-name="T72">有一个隐藏id</text:span></text:p>
      <text:p text:style-name="P100"><text:span text:style-name="T88"><text:tab/><text:tab/><text:tab/><text:tab/></text:span><text:span text:style-name="T112">字段名称_1:地区</text:span></text:p>
      <text:p text:style-name="P100"><text:tab/><text:tab/><text:tab/><text:tab/>字段名称_2:项目组</text:p>
      <text:p text:style-name="P100"><text:tab/><text:tab/><text:tab/><text:tab/>字段名称_3:项目名称</text:p>
      <text:p text:style-name="P100"><text:tab/><text:tab/><text:tab/><text:tab/>字段名称_4:获得补助开始时间</text:p>
      <text:p text:style-name="P100"><text:tab/><text:tab/><text:tab/><text:tab/>字段名称_5:获得补助结束时间</text:p>
      <text:p text:style-name="P100"><text:tab/><text:tab/><text:tab/><text:tab/>字段名称_6:计薪周期开始时间</text:p>
      <text:p text:style-name="P100"><text:tab/><text:tab/><text:tab/><text:tab/>字段名称_7:计薪周期结束时间</text:p>
      <text:p text:style-name="P100"><text:tab/><text:tab/><text:tab/><text:tab/>字段名称_8:外出日期</text:p>
      <text:p text:style-name="P100"><text:tab/><text:tab/><text:tab/><text:tab/>字段名称_9:<text:bookmark-start text:name="__DdeLink__19636_1441382339"/>高温补贴人员<text:bookmark-end text:name="__DdeLink__19636_1441382339"/></text:p>
      <text:p text:style-name="P100"><text:tab/><text:tab/><text:tab/><text:tab/>字段名称_10:员工编号</text:p>
      <text:p text:style-name="P5"><text:tab/><text:tab/><text:tab/><text:tab/>字段名称_<text:span text:style-name="T51">1</text:span>4:岗位</text:p>
      <text:p text:style-name="P100"><text:tab/><text:tab/><text:tab/><text:tab/>字段名称_<text:span text:style-name="T51">1</text:span>5:出车单号</text:p>
      <text:p text:style-name="P100"><text:tab/><text:tab/><text:tab/><text:tab/>字段名称_11:出车司机</text:p>
      <text:p text:style-name="P100"><text:tab/><text:tab/><text:tab/><text:tab/>字段名称_<text:span text:style-name="T50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100"><text:tab/><text:tab/><text:tab/><text:tab/>字段名称_<text:span text:style-name="T51">1</text:span>3:<text:bookmark-start text:name="__DdeLink__19640_1441382339"/>物资发放<text:bookmark-end text:name="__DdeLink__19640_1441382339"/></text:p>
      <text:p text:style-name="P100"><text:tab/><text:tab/><text:tab/><text:tab/>字段名称_<text:span text:style-name="T51">14</text:span>:备注</text:p>
      <text:p text:style-name="P100"><text:tab/><text:tab/><text:tab/><text:tab/></text:p>
      <text:p text:style-name="P100"/>
      <text:p text:style-name="P100"/>
      <text:p text:style-name="P100"/>
      <text:p text:style-name="P100"/>
      <text:p text:style-name="P89"><text:tab/><text:tab/><text:tab/><text:tab/></text:p>
      <text:p text:style-name="P156"><text:soft-page-break/><text:tab/><text:tab/><text:tab/><text:span text:style-name="T72">功能名称_2:添加 功能类型:编辑 </text:span><text:span text:style-name="T107">hotassist/v1/add</text:span></text:p>
      <text:p text:style-name="P178"><text:tab/><text:tab/><text:tab/><text:tab/><text:span text:style-name="T59">字段名称_1:地区 <text:s text:c="2"/><text:tab/><text:tab/><text:tab/><text:tab/></text:span><text:span text:style-name="T45">标签类型</text:span><text:span text:style-name="T46">：文本框 <text:s/>非必填</text:span></text:p>
      <text:p text:style-name="P131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6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6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5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4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4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4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<text:span text:style-name="T50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3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4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7"><text:tab/><text:tab/><text:tab/><text:tab/></text:p>
      <text:p text:style-name="P187"/>
      <text:p text:style-name="P187"><text:tab/><text:tab/><text:tab/><text:tab/></text:p>
      <text:p text:style-name="P186"><text:s/></text:p>
      <text:p text:style-name="P156"><text:span text:style-name="T109"><text:tab/><text:tab/> <text:s text:c="2"/></text:span><text:span text:style-name="T72">功能名称_</text:span><text:span text:style-name="T76">3</text:span><text:span text:style-name="T72">:编辑 功能类型: </text:span><text:span text:style-name="T109"><text:tab/>编辑 <text:s/></text:span><text:span text:style-name="T110">hotassist/v1/edit</text:span></text:p>
      <text:p text:style-name="P180"><text:tab/><text:tab/><text:tab/> <text:s/>隐藏id</text:p>
      <text:p text:style-name="P182"><text:tab/><text:tab/><text:tab/> <text:s/><text:span text:style-name="T56">字段名称_1:地区 <text:s text:c="2"/><text:tab/><text:tab/><text:tab/><text:tab/></text:span><text:span text:style-name="T47">标签类型</text:span><text:span text:style-name="T48">：文本框 <text:s/>非必填</text:span></text:p>
      <text:p text:style-name="P137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7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7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7"><text:tab/><text:tab/><text:tab/><text:tab/>字段名称_<text:span text:style-name="T50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7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7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2"><text:span text:style-name="T109"><text:tab/><text:tab/><text:tab/><text:tab/></text:span><text:tab/></text:p>
      <text:p text:style-name="P180"><text:tab/><text:tab/><text:tab/><text:tab/></text:p>
      <text:p text:style-name="P22"><text:tab/><text:tab/></text:p>
      <text:p text:style-name="P22"/>
      <text:p text:style-name="P41"><text:tab/><text:tab/><text:tab/><text:span text:style-name="T72">功能名称_</text:span><text:span text:style-name="T78">5</text:span><text:span text:style-name="T72">:删除</text:span><text:span text:style-name="T77"> </text:span><text:span text:style-name="T72"><text:s/>功能类型: </text:span><text:span text:style-name="T107">hotassist/v1/delete/{id}</text:span></text:p>
      <text:p text:style-name="P54"><text:tab/><text:tab/><text:tab/><text:tab/>隐藏id</text:p>
      <text:p text:style-name="P54"><text:tab/><text:tab/><text:tab/><text:tab/>确定删除该数据<text:span text:style-name="T121">？</text:span></text:p>
      <text:p text:style-name="P54"/>
      <text:p text:style-name="P54"/>
      <text:p text:style-name="P41"><text:tab/><text:tab/><text:tab/><text:span text:style-name="T72">功能名称_</text:span><text:span text:style-name="T95">6</text:span><text:span text:style-name="T72">:地区汇总 功能类型: <text:s text:c="3"/></text:span><text:span text:style-name="T107">hotassist/v1/collectByArea</text:span></text:p>
      <text:p text:style-name="P184"><text:tab/><text:tab/><text:tab/><text:tab/><text:span text:style-name="T56">字段_</text:span><text:span text:style-name="T65">1: 地区</text:span></text:p>
      <text:p text:style-name="P166"><text:tab/><text:tab/><text:tab/><text:tab/>汇总表头<text:span text:style-name="T119">：</text:span></text:p>
      <text:p text:style-name="P166"><text:tab/><text:tab/><text:tab/><text:tab/><text:span text:style-name="T119">1：当没选地区时，表头有：地区/高温补贴总金额</text:span></text:p>
      <text:p text:style-name="P166"><text:tab/><text:tab/><text:tab/><text:tab/><text:span text:style-name="T120">2：当选了地区时，表头有：地区/项目名称/项目组/高温补贴人员/外出天数/高温补贴总金额(总外出天数×6.9)/物资发放总量</text:span></text:p>
      <text:p text:style-name="P184"><text:soft-page-break/><text:tab/><text:tab/></text:p>
      <text:p text:style-name="P185"><text:tab/><text:tab/><text:tab/>功能名称_<text:span text:style-name="T122">7</text:span>:项目组汇总 功能类型: <text:s/><text:span text:style-name="T131">hotassist/v1/collectByProGroup</text:span></text:p>
      <text:p text:style-name="P184"><text:tab/><text:tab/><text:tab/><text:tab/><text:span text:style-name="T56">字段_</text:span><text:span text:style-name="T65">1: 项目组</text:span></text:p>
      <text:p text:style-name="P166"><text:tab/><text:tab/><text:tab/><text:tab/>汇总表头<text:span text:style-name="T119">：</text:span></text:p>
      <text:p text:style-name="P167"><text:tab/><text:tab/><text:tab/><text:tab/><text:span text:style-name="T119">1：当没选项目组时，表头有：项目组/高温补贴总金额</text:span></text:p>
      <text:p text:style-name="P33"><text:span text:style-name="T72"><text:tab/><text:tab/><text:tab/><text:tab/></text:span><text:span text:style-name="T120">2：当选了项目组时，表头有：地区/项目名称/项目组/高温补贴人员/外出天数/高温补贴总金额(总外出天数×6.9)/物资发放总量</text:span></text:p>
      <text:p text:style-name="P23"><text:tab/><text:tab/><text:tab/><text:tab/></text:p>
      <text:p text:style-name="P23"/>
      <text:p text:style-name="P23"/>
      <text:p text:style-name="P24"><text:tab/><text:tab/><text:span text:style-name="T52">导航名_</text:span><text:span text:style-name="T54">4</text:span><text:span text:style-name="T52">:</text:span><text:span text:style-name="T53">工龄补助</text:span></text:p>
      <text:p text:style-name="P156"><text:tab/><text:tab/><text:tab/><text:span text:style-name="T72">功能名字_1:列表 <text:s/>功能类型:网格 (有网格) <text:s/></text:span><text:span text:style-name="T107">ageassist/v1/list</text:span></text:p>
      <text:p text:style-name="P162"><text:tab/><text:tab/><text:tab/><text:tab/><text:span text:style-name="T72">有一个隐藏id</text:span></text:p>
      <text:p text:style-name="P101"><text:span text:style-name="T88"><text:tab/><text:tab/><text:tab/><text:tab/></text:span><text:span text:style-name="T112">字段名称_1:地区</text:span></text:p>
      <text:p text:style-name="P101"><text:tab/><text:tab/><text:tab/><text:tab/>字段名称_2:姓名</text:p>
      <text:p text:style-name="P101"><text:tab/><text:tab/><text:tab/><text:tab/>字段名称_3:员工编号</text:p>
      <text:p text:style-name="P101"><text:tab/><text:tab/><text:tab/><text:tab/>字段名称_4:项目组</text:p>
      <text:p text:style-name="P101"><text:tab/><text:tab/><text:tab/><text:tab/>字段名称_5:岗位</text:p>
      <text:p text:style-name="P101"><text:tab/><text:tab/><text:tab/><text:tab/>字段名称_6:入职日期</text:p>
      <text:p text:style-name="P101"><text:tab/><text:tab/><text:tab/><text:tab/>字段名称_7:<text:bookmark-start text:name="__DdeLink__19642_1441382339"/>开始发放补助日期<text:bookmark-end text:name="__DdeLink__19642_1441382339"/></text:p>
      <text:p text:style-name="P101"><text:tab/><text:tab/><text:tab/><text:tab/>字段名称_8:<text:bookmark-start text:name="__DdeLink__19644_1441382339"/>本公司工龄<text:span text:style-name="T123">(月)</text:span><text:bookmark-end text:name="__DdeLink__19644_1441382339"/></text:p>
      <text:p text:style-name="P101"><text:tab/><text:tab/><text:tab/><text:tab/>字段名称_9: 应获补助</text:p>
      <text:p text:style-name="P101"><text:tab/><text:tab/><text:tab/><text:tab/>字段名称_10:状态</text:p>
      <text:p text:style-name="P6"><text:tab/><text:tab/><text:tab/><text:tab/></text:p>
      <text:p text:style-name="P90"><text:tab/><text:tab/><text:tab/><text:tab/></text:p>
      <text:p text:style-name="P41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7">ageassist/v1/add</text:span></text:p>
      <text:p text:style-name="P34"><text:tab/><text:tab/><text:tab/><text:tab/>字段名称_1:地区 <text:s/><text:tab/><text:tab/><text:tab/>标签类型<text:span text:style-name="T111">：手填下拉框 <text:s/>必填</text:span></text:p>
      <text:p text:style-name="P138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8"><text:tab/><text:tab/><text:tab/><text:tab/>字段名称_3:员工编号<text:tab/><text:tab/><text:span text:style-name="T12">标签类型</text:span><text:span text:style-name="T13">：文本框 <text:s/>非必填</text:span></text:p>
      <text:p text:style-name="P138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9"><text:tab/><text:tab/><text:tab/><text:tab/>字段名称_5:岗位<text:tab/><text:tab/><text:tab/><text:span text:style-name="T12">标签类型</text:span><text:span text:style-name="T13">：文本框 <text:s/>非必填</text:span></text:p>
      <text:p text:style-name="P139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42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19">下拉框</text:span><text:span text:style-name="T13"> <text:s text:c="2"/>必填 <text:s text:c="2"/>从补助标准拿数据</text:span></text:p>
      <text:p text:style-name="P35"><text:tab/><text:tab/><text:tab/><text:tab/>字段名称_10:状态<text:tab/><text:tab/><text:tab/><text:tab/>标签类型<text:span text:style-name="T111">：下拉框(离职/在职) <text:s/>必填</text:span></text:p>
      <text:p text:style-name="P25"/>
      <text:p text:style-name="P26"><text:tab/><text:tab/></text:p>
      <text:p text:style-name="P41"><text:tab/><text:tab/><text:tab/><text:span text:style-name="T72">功能名称_</text:span><text:span text:style-name="T96">3</text:span><text:span text:style-name="T72">:编辑</text:span><text:span text:style-name="T77"> </text:span><text:span text:style-name="T72"><text:s/>功能类型: </text:span><text:span text:style-name="T107">ageassist/v1/edit</text:span></text:p>
      <text:p text:style-name="P58"><text:tab/><text:tab/><text:tab/><text:tab/><text:span text:style-name="T56">隐藏id</text:span></text:p>
      <text:p text:style-name="P36"><text:tab/><text:tab/><text:tab/><text:tab/>字段名称_1:地区 <text:s/><text:tab/><text:tab/><text:tab/>标签类型<text:span text:style-name="T111">：手填下拉框 <text:s/>必填</text:span></text:p>
      <text:p text:style-name="P141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1"><text:tab/><text:tab/><text:tab/><text:tab/>字段名称_3:员工编号<text:tab/><text:tab/><text:span text:style-name="T12">标签类型</text:span><text:span text:style-name="T13">：文本框 <text:s/>非必填</text:span></text:p>
      <text:p text:style-name="P141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1"><text:tab/><text:tab/><text:tab/><text:tab/>字段名称_5:岗位<text:tab/><text:tab/><text:tab/><text:span text:style-name="T12">标签类型</text:span><text:span text:style-name="T13">：文本框 <text:s/>非必填</text:span></text:p>
      <text:p text:style-name="P141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1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51"><text:tab/><text:tab/><text:tab/><text:tab/>字段名称_8:本公司工龄<text:span text:style-name="T123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41"><text:tab/><text:tab/><text:tab/><text:tab/>字段名称_9: 应获补助<text:tab/><text:tab/><text:tab/><text:span text:style-name="T12">标签类型</text:span><text:span text:style-name="T13">：</text:span><text:span text:style-name="T19">下拉框</text:span><text:span text:style-name="T13"> <text:s text:c="2"/>必填 <text:s text:c="5"/>从补助标准拿数据</text:span></text:p>
      <text:p text:style-name="P36"><text:tab/><text:tab/><text:tab/><text:tab/>字段名称_10:状态<text:tab/><text:tab/><text:tab/><text:tab/>标签类型<text:span text:style-name="T111">：下拉框(离职/在职) <text:s/>必填</text:span></text:p>
      <text:p text:style-name="P36"/>
      <text:p text:style-name="P57"/>
      <text:p text:style-name="P41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7">ageassist/v1/delete/{id}</text:span></text:p>
      <text:p text:style-name="P37"><text:span text:style-name="T72"><text:tab/><text:tab/><text:tab/><text:tab/></text:span><text:span text:style-name="T125">隐藏id</text:span><text:span text:style-name="T72"> </text:span></text:p>
      <text:p text:style-name="P29"><text:soft-page-break/><text:span text:style-name="T72"><text:tab/><text:tab/><text:tab/><text:tab/></text:span>确定删除该数据<text:span text:style-name="T124">？</text:span></text:p>
      <text:p text:style-name="P61"><text:tab/><text:tab/><text:tab/></text:p>
      <text:p text:style-name="P47"><text:tab/><text:tab/><text:tab/><text:tab/></text:p>
      <text:p text:style-name="P56"/>
      <text:p text:style-name="P55"><text:tab/></text:p>
      <text:p text:style-name="P27"><text:tab/><text:tab/><text:bookmark-start text:name="__DdeLink__14195_1441382339"/><text:span text:style-name="T52">导航名_</text:span><text:span text:style-name="T54">5</text:span><text:span text:style-name="T52">:</text:span><text:span text:style-name="T53">住宿补助</text:span></text:p>
      <text:p text:style-name="P156"><text:tab/><text:tab/><text:tab/><text:bookmark-end text:name="__DdeLink__14195_1441382339"/><text:span text:style-name="T72">功能名字_1:列表 <text:s/>功能类型:网格 (有网格) <text:s text:c="2"/></text:span><text:span text:style-name="T107">houseassist/v1/listHouseAssist</text:span></text:p>
      <text:p text:style-name="P168"><text:tab/><text:tab/><text:tab/><text:tab/><text:span text:style-name="T72">有一个隐藏id</text:span></text:p>
      <text:p text:style-name="P143"><text:span text:style-name="T88"><text:tab/><text:tab/><text:tab/><text:tab/></text:span><text:span text:style-name="T112">字段名称_1:地区</text:span></text:p>
      <text:p text:style-name="P143"><text:tab/><text:tab/><text:tab/><text:tab/>字段名称_2:姓名</text:p>
      <text:p text:style-name="P143"><text:tab/><text:tab/><text:tab/><text:tab/>字段名称_4:项目组</text:p>
      <text:p text:style-name="P143"><text:tab/><text:tab/><text:tab/><text:tab/>字段名称_5:岗位</text:p>
      <text:p text:style-name="P143"><text:tab/><text:tab/><text:tab/><text:tab/>字段名称_6:<text:bookmark-start text:name="__DdeLink__19648_1441382339"/>获得补助开始时间<text:bookmark-end text:name="__DdeLink__19648_1441382339"/></text:p>
      <text:p text:style-name="P143"><text:tab/><text:tab/><text:tab/><text:tab/>字段名称_7:获得补助结束时间</text:p>
      <text:p text:style-name="P143"><text:tab/><text:tab/><text:tab/><text:tab/>字段名称_8:<text:bookmark-start text:name="__DdeLink__19650_1441382339"/>计薪周期开始时间<text:bookmark-end text:name="__DdeLink__19650_1441382339"/></text:p>
      <text:p text:style-name="P143"><text:tab/><text:tab/><text:tab/><text:tab/>字段名称_9:计薪周期结束时间</text:p>
      <text:p text:style-name="P143"><text:tab/><text:tab/><text:tab/><text:tab/>字段名称_10:外宿天数</text:p>
      <text:p text:style-name="P189"><text:span text:style-name="T57"><text:tab/><text:tab/><text:tab/><text:tab/>字段名称_1</text:span><text:span text:style-name="T68">1</text:span><text:span text:style-name="T57">:</text:span><text:bookmark-start text:name="__DdeLink__19652_1441382339"/><text:bookmark-start text:name="__DdeLink__19664_1441382339"/><text:span text:style-name="T57">住宿补助额度</text:span><text:bookmark-end text:name="__DdeLink__19652_1441382339"/><text:span text:style-name="T57"> <text:s text:c="2"/></text:span><text:span text:style-name="T61">200</text:span><text:span text:style-name="T62">×</text:span><text:span text:style-name="T60">（外术天数</text:span><text:span text:style-name="T61">/</text:span><text:span text:style-name="T60">计薪周期</text:span><text:span text:style-name="T61">(</text:span><text:span text:style-name="T60">开始</text:span><text:span text:style-name="T61">/</text:span><text:span text:style-name="T60">结束相减总天数）</text:span><text:bookmark-end text:name="__DdeLink__19664_1441382339"/></text:p>
      <text:p text:style-name="P144"><text:tab/><text:tab/><text:tab/><text:tab/>字段名称_1<text:span text:style-name="T126">2</text:span>:备注</text:p>
      <text:p text:style-name="P12"><text:tab/><text:tab/><text:tab/><text:tab/></text:p>
      <text:p text:style-name="P143"><text:tab/><text:tab/><text:tab/><text:tab/></text:p>
      <text:p text:style-name="P41"><text:tab/><text:tab/><text:tab/><text:span text:style-name="T72">功能名称_</text:span><text:span text:style-name="T79">2</text:span><text:span text:style-name="T72">:添加</text:span><text:span text:style-name="T77"> </text:span><text:span text:style-name="T72"><text:s/>功能类型: <text:s/></text:span><text:span text:style-name="T107">houseassist/v1/add</text:span></text:p>
      <text:p text:style-name="P38"><text:tab/><text:tab/><text:tab/><text:tab/><text:bookmark-start text:name="__DdeLink__19588_1441382339"/>字段名称_1:地区 <text:s/><text:tab/><text:tab/><text:tab/>标签类型<text:span text:style-name="T111">：手填下拉框 <text:s/>必填</text:span></text:p>
      <text:p text:style-name="P143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3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3"><text:tab/><text:tab/><text:tab/><text:tab/>字段名称_5:岗位<text:tab/><text:tab/><text:tab/><text:span text:style-name="T12">标签类型</text:span><text:span text:style-name="T13">：文本框 <text:s/>非必填</text:span></text:p>
      <text:p text:style-name="P145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5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6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6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9"><text:tab/><text:tab/><text:tab/><text:tab/>字段名称_10:外宿天数<text:tab/><text:tab/><text:tab/><text:tab/>标签类型<text:span text:style-name="T111">：数字框 <text:s/>必填</text:span></text:p>
      <text:p text:style-name="P39"><text:tab/><text:tab/><text:tab/><text:tab/>字段名称_1<text:span text:style-name="T127">1</text:span>:备注<text:tab/><text:tab/><text:tab/><text:tab/>标签类型<text:span text:style-name="T111">：文本框 <text:s/>非必填</text:span><text:tab/><text:bookmark-end text:name="__DdeLink__19588_1441382339"/></text:p>
      <text:p text:style-name="P38"><text:tab/><text:tab/></text:p>
      <text:p text:style-name="P41"><text:tab/><text:tab/><text:tab/><text:span text:style-name="T72">功能名称_</text:span><text:span text:style-name="T96">3</text:span><text:span text:style-name="T72">:编辑</text:span><text:span text:style-name="T77"> </text:span><text:span text:style-name="T72"><text:s/>功能类型: <text:s/></text:span><text:span text:style-name="T107">houseassist/v1/edit</text:span></text:p>
      <text:p text:style-name="P59"><text:tab/><text:tab/><text:tab/><text:tab/><text:span text:style-name="T56">隐藏id</text:span></text:p>
      <text:p text:style-name="P40"><text:tab/><text:tab/><text:tab/><text:tab/>字段名称_1:地区 <text:s/><text:tab/><text:tab/><text:tab/>标签类型<text:span text:style-name="T111">：手填下拉框 <text:s/>必填</text:span></text:p>
      <text:p text:style-name="P147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7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7"><text:tab/><text:tab/><text:tab/><text:tab/>字段名称_5:岗位<text:tab/><text:tab/><text:tab/><text:span text:style-name="T12">标签类型</text:span><text:span text:style-name="T13">：文本框 <text:s/>非必填</text:span></text:p>
      <text:p text:style-name="P147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7"><text:tab/><text:tab/><text:tab/><text:tab/>字段名称_8:计薪周期开始时间<text:span text:style-name="T123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7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40"><text:tab/><text:tab/><text:tab/><text:tab/>字段名称_10:外宿天数<text:tab/><text:tab/><text:tab/><text:tab/>标签类型<text:span text:style-name="T111">：数字框 <text:s/>必填</text:span></text:p>
      <text:p text:style-name="P40"><text:tab/><text:tab/><text:tab/><text:tab/>字段名称_1<text:span text:style-name="T127">1</text:span>:备注<text:tab/><text:tab/><text:tab/><text:tab/>标签类型<text:span text:style-name="T111">：文本框 <text:s/>非必填</text:span><text:tab/></text:p>
      <text:p text:style-name="P38"/>
      <text:p text:style-name="P59"/>
      <text:p text:style-name="P41"><text:span text:style-name="T72"><text:tab/><text:tab/><text:tab/>功能名称_</text:span><text:span text:style-name="T80">4</text:span><text:span text:style-name="T72">:删除</text:span><text:span text:style-name="T77"> </text:span><text:span text:style-name="T72"><text:s/>功能类型: <text:s text:c="2"/></text:span><text:span text:style-name="T107">houseassist/v1/delete/{id}</text:span></text:p>
      <text:p text:style-name="P38"><text:span text:style-name="T72"><text:tab/><text:tab/><text:tab/><text:tab/></text:span><text:span text:style-name="T125">隐藏id</text:span><text:span text:style-name="T72"> </text:span></text:p>
      <text:p text:style-name="P38"><text:span text:style-name="T98"><text:tab/><text:tab/><text:tab/><text:tab/></text:span><text:span text:style-name="T37">确定删除该数据</text:span><text:span text:style-name="T97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09T13:59:13.785325440</dc:date>
    <meta:editing-duration>P12DT19H24M37S</meta:editing-duration>
    <meta:editing-cycles>942</meta:editing-cycles>
    <meta:generator>LibreOffice/5.1.6.2.0$Linux_X86_64 LibreOffice_project/10$Build-2</meta:generator>
    <meta:document-statistic meta:table-count="0" meta:image-count="0" meta:object-count="0" meta:page-count="10" meta:paragraph-count="447" meta:word-count="6825" meta:character-count="11719" meta:non-whitespace-character-count="8610"/>
  </office:meta>
</office:document-meta>
</file>